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22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23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4" style:family="paragraph" style:parent-style-name="Text_20_body">
      <style:text-properties officeooo:rsid="450a4e84" officeooo:paragraph-rsid="450a4e84"/>
    </style:style>
    <style:style style:name="P25" style:family="paragraph" style:parent-style-name="Text_20_body">
      <style:text-properties officeooo:rsid="450a7f3e" officeooo:paragraph-rsid="450a7f3e"/>
    </style:style>
    <style:style style:name="P26" style:family="paragraph" style:parent-style-name="Text_20_body">
      <style:text-properties officeooo:paragraph-rsid="450d2fc9"/>
    </style:style>
    <style:style style:name="P27" style:family="paragraph" style:parent-style-name="Text_20_body">
      <style:text-properties officeooo:rsid="45169e5c" officeooo:paragraph-rsid="45169e5c"/>
    </style:style>
    <style:style style:name="P28" style:family="paragraph" style:parent-style-name="Text_20_body">
      <style:text-properties officeooo:rsid="4517afe6" officeooo:paragraph-rsid="4517afe6"/>
    </style:style>
    <style:style style:name="P29" style:family="paragraph" style:parent-style-name="Text_20_body">
      <style:text-properties officeooo:rsid="451d0652" officeooo:paragraph-rsid="451d0652"/>
    </style:style>
    <style:style style:name="P30" style:family="paragraph" style:parent-style-name="Text_20_body">
      <style:text-properties officeooo:rsid="4520b071" officeooo:paragraph-rsid="4520b071"/>
    </style:style>
    <style:style style:name="P31" style:family="paragraph" style:parent-style-name="Text_20_body">
      <style:text-properties officeooo:paragraph-rsid="4522128f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paragraph-rsid="4529a801"/>
    </style:style>
    <style:style style:name="P34" style:family="paragraph" style:parent-style-name="Text_20_body">
      <style:text-properties officeooo:rsid="452cabc7" officeooo:paragraph-rsid="452cabc7"/>
    </style:style>
    <style:style style:name="P35" style:family="paragraph" style:parent-style-name="Text_20_body">
      <style:text-properties officeooo:rsid="4531029d" officeooo:paragraph-rsid="4531029d"/>
    </style:style>
    <style:style style:name="P36" style:family="paragraph" style:parent-style-name="Text_20_body">
      <style:text-properties officeooo:rsid="452e4991" officeooo:paragraph-rsid="452e4991"/>
    </style:style>
    <style:style style:name="P37" style:family="paragraph" style:parent-style-name="Text_20_body">
      <style:text-properties officeooo:rsid="453a4595" officeooo:paragraph-rsid="453a4595"/>
    </style:style>
    <style:style style:name="P38" style:family="paragraph" style:parent-style-name="Text_20_body">
      <style:text-properties officeooo:rsid="454502c7" officeooo:paragraph-rsid="454502c7"/>
    </style:style>
    <style:style style:name="P39" style:family="paragraph" style:parent-style-name="Text_20_body">
      <style:text-properties officeooo:rsid="45456065" officeooo:paragraph-rsid="45456065"/>
    </style:style>
    <style:style style:name="P40" style:family="paragraph" style:parent-style-name="Text_20_body">
      <style:text-properties officeooo:paragraph-rsid="454b018c"/>
    </style:style>
    <style:style style:name="P41" style:family="paragraph" style:parent-style-name="Text_20_body">
      <style:text-properties officeooo:paragraph-rsid="455ad56b"/>
    </style:style>
    <style:style style:name="P42" style:family="paragraph" style:parent-style-name="Text_20_body">
      <style:text-properties officeooo:rsid="455ee10c" officeooo:paragraph-rsid="455ee10c"/>
    </style:style>
    <style:style style:name="P43" style:family="paragraph" style:parent-style-name="Text_20_body">
      <style:text-properties officeooo:rsid="455ee10c" officeooo:paragraph-rsid="456ba143"/>
    </style:style>
    <style:style style:name="P44" style:family="paragraph" style:parent-style-name="Text_20_body">
      <style:text-properties officeooo:rsid="4558e3a5" officeooo:paragraph-rsid="453a4595"/>
    </style:style>
    <style:style style:name="P45" style:family="paragraph" style:parent-style-name="Text_20_body">
      <style:text-properties officeooo:rsid="45665846" officeooo:paragraph-rsid="45665846"/>
    </style:style>
    <style:style style:name="P46" style:family="paragraph" style:parent-style-name="Text_20_body">
      <style:text-properties officeooo:paragraph-rsid="455ee10c"/>
    </style:style>
    <style:style style:name="P47" style:family="paragraph" style:parent-style-name="Text_20_body">
      <style:text-properties officeooo:rsid="456baaa8" officeooo:paragraph-rsid="456baaa8"/>
    </style:style>
    <style:style style:name="P48" style:family="paragraph" style:parent-style-name="Text_20_body">
      <style:text-properties officeooo:rsid="451f1228" officeooo:paragraph-rsid="451f1228"/>
    </style:style>
    <style:style style:name="P49" style:family="paragraph" style:parent-style-name="Text_20_body">
      <style:text-properties officeooo:rsid="4564acac" officeooo:paragraph-rsid="4564acac"/>
    </style:style>
    <style:style style:name="P50" style:family="paragraph" style:parent-style-name="Text_20_body">
      <style:text-properties officeooo:rsid="4578589d" officeooo:paragraph-rsid="4578589d"/>
    </style:style>
    <style:style style:name="P51" style:family="paragraph" style:parent-style-name="Text_20_body">
      <style:text-properties officeooo:rsid="457b8661" officeooo:paragraph-rsid="457b8661"/>
    </style:style>
    <style:style style:name="P52" style:family="paragraph" style:parent-style-name="Text_20_body">
      <style:text-properties officeooo:rsid="457468d3" officeooo:paragraph-rsid="457468d3"/>
    </style:style>
    <style:style style:name="P53" style:family="paragraph" style:parent-style-name="Text_20_body">
      <style:text-properties officeooo:rsid="457f82fb" officeooo:paragraph-rsid="457f82fb"/>
    </style:style>
    <style:style style:name="P54" style:family="paragraph" style:parent-style-name="Text_20_body">
      <style:text-properties officeooo:rsid="458161c7" officeooo:paragraph-rsid="458161c7"/>
    </style:style>
    <style:style style:name="P55" style:family="paragraph" style:parent-style-name="Text_20_body">
      <style:text-properties officeooo:rsid="45826e06" officeooo:paragraph-rsid="45826e06"/>
    </style:style>
    <style:style style:name="P56" style:family="paragraph" style:parent-style-name="Text_20_body">
      <style:text-properties officeooo:rsid="458395ef" officeooo:paragraph-rsid="458395ef"/>
    </style:style>
    <style:style style:name="P57" style:family="paragraph" style:parent-style-name="Text_20_body">
      <style:paragraph-properties fo:orphans="2" fo:widows="2"/>
      <style:text-properties officeooo:rsid="45856b88" officeooo:paragraph-rsid="45856b88"/>
    </style:style>
    <style:style style:name="P58" style:family="paragraph" style:parent-style-name="Text_20_body">
      <style:text-properties officeooo:rsid="4588b715" officeooo:paragraph-rsid="4588b715"/>
    </style:style>
    <style:style style:name="P59" style:family="paragraph" style:parent-style-name="Text_20_body">
      <style:text-properties officeooo:rsid="458b3678" officeooo:paragraph-rsid="458b3678"/>
    </style:style>
    <style:style style:name="P60" style:family="paragraph" style:parent-style-name="Text_20_body">
      <style:text-properties officeooo:rsid="458ffa75" officeooo:paragraph-rsid="458ffa75"/>
    </style:style>
    <style:style style:name="P61" style:family="paragraph" style:parent-style-name="Text_20_body">
      <style:text-properties officeooo:paragraph-rsid="4599cc98"/>
    </style:style>
    <style:style style:name="P62" style:family="paragraph" style:parent-style-name="Text_20_body">
      <style:text-properties officeooo:paragraph-rsid="4567cfa3"/>
    </style:style>
    <style:style style:name="P63" style:family="paragraph" style:parent-style-name="Text_20_body">
      <style:text-properties officeooo:paragraph-rsid="459e6d60"/>
    </style:style>
    <style:style style:name="P64" style:family="paragraph" style:parent-style-name="Text_20_body">
      <style:text-properties officeooo:rsid="45a0181f" officeooo:paragraph-rsid="45a0181f"/>
    </style:style>
    <style:style style:name="P65" style:family="paragraph" style:parent-style-name="Text_20_body">
      <style:text-properties officeooo:rsid="4567cfa3" officeooo:paragraph-rsid="4567cfa3"/>
    </style:style>
    <style:style style:name="P66" style:family="paragraph" style:parent-style-name="Text_20_body">
      <style:text-properties officeooo:paragraph-rsid="455ec500"/>
    </style:style>
    <style:style style:name="P67" style:family="paragraph" style:parent-style-name="Text_20_body">
      <style:text-properties officeooo:rsid="45a71ae5" officeooo:paragraph-rsid="45a71ae5"/>
    </style:style>
    <style:style style:name="P68" style:family="paragraph" style:parent-style-name="Text_20_body">
      <style:text-properties officeooo:rsid="45a9e694" officeooo:paragraph-rsid="45a9e694"/>
    </style:style>
    <style:style style:name="P69" style:family="paragraph" style:parent-style-name="Text_20_body">
      <style:text-properties officeooo:rsid="45a9e694" officeooo:paragraph-rsid="45abc8dc"/>
    </style:style>
    <style:style style:name="P70" style:family="paragraph" style:parent-style-name="Text_20_body">
      <style:text-properties officeooo:paragraph-rsid="455c1839"/>
    </style:style>
    <style:style style:name="P71" style:family="paragraph" style:parent-style-name="Text_20_body">
      <style:text-properties officeooo:rsid="4540abf8" officeooo:paragraph-rsid="4540abf8"/>
    </style:style>
    <style:style style:name="P72" style:family="paragraph" style:parent-style-name="Text_20_body">
      <style:text-properties officeooo:paragraph-rsid="45ace443"/>
    </style:style>
    <style:style style:name="P73" style:family="paragraph" style:parent-style-name="Text_20_body">
      <style:text-properties officeooo:paragraph-rsid="45245913"/>
    </style:style>
    <style:style style:name="P74" style:family="paragraph" style:parent-style-name="Text_20_body">
      <style:text-properties officeooo:rsid="45ad7f4d" officeooo:paragraph-rsid="45ad7f4d"/>
    </style:style>
    <style:style style:name="P75" style:family="paragraph" style:parent-style-name="Text_20_body">
      <style:text-properties officeooo:paragraph-rsid="45282124"/>
    </style:style>
    <style:style style:name="P76" style:family="paragraph" style:parent-style-name="Text_20_body">
      <style:text-properties officeooo:rsid="45bb708a" officeooo:paragraph-rsid="45bb708a"/>
    </style:style>
    <style:style style:name="P77" style:family="paragraph" style:parent-style-name="Text_20_body">
      <style:text-properties officeooo:rsid="45bb708a" officeooo:paragraph-rsid="45bf1da3"/>
    </style:style>
    <style:style style:name="P78" style:family="paragraph" style:parent-style-name="Text_20_body">
      <style:text-properties officeooo:rsid="45bc6ad7" officeooo:paragraph-rsid="45bc6ad7"/>
    </style:style>
    <style:style style:name="P79" style:family="paragraph" style:parent-style-name="Text_20_body">
      <style:text-properties officeooo:rsid="45bf1da3" officeooo:paragraph-rsid="45bf1da3"/>
    </style:style>
    <style:style style:name="P80" style:family="paragraph" style:parent-style-name="Text_20_body">
      <style:text-properties officeooo:rsid="453efe39" officeooo:paragraph-rsid="453efe39"/>
    </style:style>
    <style:style style:name="P81" style:family="paragraph" style:parent-style-name="Text_20_body">
      <style:text-properties officeooo:rsid="45c10773" officeooo:paragraph-rsid="45c10773"/>
    </style:style>
    <style:style style:name="P82" style:family="paragraph" style:parent-style-name="Text_20_body">
      <style:text-properties officeooo:rsid="45c8e11d" officeooo:paragraph-rsid="45c8e11d"/>
    </style:style>
    <style:style style:name="P83" style:family="paragraph" style:parent-style-name="Text_20_body">
      <style:text-properties officeooo:paragraph-rsid="45bb708a"/>
    </style:style>
    <style:style style:name="P84" style:family="paragraph" style:parent-style-name="Text_20_body">
      <style:text-properties officeooo:paragraph-rsid="45d700c4"/>
    </style:style>
    <style:style style:name="P85" style:family="paragraph" style:parent-style-name="Text_20_body">
      <style:text-properties officeooo:rsid="45d700c4" officeooo:paragraph-rsid="45d700c4"/>
    </style:style>
    <style:style style:name="P86" style:family="paragraph" style:parent-style-name="Text_20_body">
      <style:text-properties officeooo:rsid="45dcf657" officeooo:paragraph-rsid="45dcf657"/>
    </style:style>
    <style:style style:name="P87" style:family="paragraph" style:parent-style-name="Text_20_body">
      <style:text-properties fo:font-style="normal" officeooo:rsid="45ddc334" officeooo:paragraph-rsid="45ddc334" style:font-style-asian="normal" style:font-style-complex="normal"/>
    </style:style>
    <style:style style:name="P88" style:family="paragraph" style:parent-style-name="Text_20_body">
      <style:text-properties fo:font-style="normal" officeooo:rsid="45df761a" officeooo:paragraph-rsid="45df761a" style:font-style-asian="normal" style:font-style-complex="normal"/>
    </style:style>
    <style:style style:name="P89" style:family="paragraph" style:parent-style-name="Text_20_body">
      <style:text-properties officeooo:paragraph-rsid="45ddc334"/>
    </style:style>
    <style:style style:name="P90" style:family="paragraph" style:parent-style-name="Text_20_body">
      <style:text-properties officeooo:paragraph-rsid="45df761a"/>
    </style:style>
    <style:style style:name="P91" style:family="paragraph" style:parent-style-name="Text_20_body">
      <style:text-properties officeooo:paragraph-rsid="451ed44b"/>
    </style:style>
    <style:style style:name="P92" style:family="paragraph" style:parent-style-name="Text_20_body">
      <style:text-properties officeooo:rsid="45e6a4dd" officeooo:paragraph-rsid="45e6a4dd"/>
    </style:style>
    <style:style style:name="P93" style:family="paragraph" style:parent-style-name="Text_20_body">
      <style:text-properties officeooo:rsid="45e6a4dd" officeooo:paragraph-rsid="45e8f53c"/>
    </style:style>
    <style:style style:name="P94" style:family="paragraph" style:parent-style-name="Text_20_body">
      <style:text-properties officeooo:rsid="45e6a4dd" officeooo:paragraph-rsid="45ecb739"/>
    </style:style>
    <style:style style:name="P95" style:family="paragraph" style:parent-style-name="Text_20_body">
      <style:text-properties officeooo:rsid="45e6a4dd" officeooo:paragraph-rsid="45ef8012"/>
    </style:style>
    <style:style style:name="P96" style:family="paragraph" style:parent-style-name="Text_20_body">
      <style:text-properties officeooo:rsid="45e6a4dd" officeooo:paragraph-rsid="45f1e451"/>
    </style:style>
    <style:style style:name="P97" style:family="paragraph" style:parent-style-name="Text_20_body">
      <style:text-properties officeooo:rsid="45e6a4dd" officeooo:paragraph-rsid="45f4459c"/>
    </style:style>
    <style:style style:name="P98" style:family="paragraph" style:parent-style-name="Text_20_body">
      <style:text-properties officeooo:rsid="45e6a4dd" officeooo:paragraph-rsid="45f60231"/>
    </style:style>
    <style:style style:name="P99" style:family="paragraph" style:parent-style-name="Text_20_body">
      <style:text-properties officeooo:rsid="45e6a4dd" officeooo:paragraph-rsid="45f7a84e"/>
    </style:style>
    <style:style style:name="P100" style:family="paragraph" style:parent-style-name="Text_20_body">
      <style:text-properties officeooo:rsid="45e6a4dd" officeooo:paragraph-rsid="45f9e1ac"/>
    </style:style>
    <style:style style:name="P101" style:family="paragraph" style:parent-style-name="Text_20_body">
      <style:text-properties officeooo:rsid="45e6a4dd" officeooo:paragraph-rsid="45fc106f"/>
    </style:style>
    <style:style style:name="P102" style:family="paragraph" style:parent-style-name="Text_20_body">
      <style:text-properties officeooo:rsid="45e6a4dd" officeooo:paragraph-rsid="45fc429d"/>
    </style:style>
    <style:style style:name="P103" style:family="paragraph" style:parent-style-name="Text_20_body">
      <style:text-properties officeooo:paragraph-rsid="45e5dd32"/>
    </style:style>
    <style:style style:name="P104" style:family="paragraph" style:parent-style-name="Text_20_body">
      <style:text-properties officeooo:rsid="45e8f53c" officeooo:paragraph-rsid="45e8f53c"/>
    </style:style>
    <style:style style:name="P105" style:family="paragraph" style:parent-style-name="Text_20_body">
      <style:text-properties officeooo:rsid="45ecb739" officeooo:paragraph-rsid="45ecb739"/>
    </style:style>
    <style:style style:name="P106" style:family="paragraph" style:parent-style-name="Text_20_body">
      <style:text-properties officeooo:rsid="45f283c0" officeooo:paragraph-rsid="45f283c0"/>
    </style:style>
    <style:style style:name="P107" style:family="paragraph" style:parent-style-name="Text_20_body">
      <style:text-properties officeooo:rsid="45f55f3b" officeooo:paragraph-rsid="45f55f3b"/>
    </style:style>
    <style:style style:name="P108" style:family="paragraph" style:parent-style-name="Text_20_body">
      <style:text-properties officeooo:rsid="45f99b12" officeooo:paragraph-rsid="45f99b12"/>
    </style:style>
    <style:style style:name="P109" style:family="paragraph" style:parent-style-name="Text_20_body">
      <style:text-properties officeooo:rsid="45feeb3f" officeooo:paragraph-rsid="45feeb3f"/>
    </style:style>
    <style:style style:name="P110" style:family="paragraph" style:parent-style-name="Text_20_body">
      <style:text-properties officeooo:rsid="45ffbd8c" officeooo:paragraph-rsid="45ffbd8c"/>
    </style:style>
    <style:style style:name="P111" style:family="paragraph" style:parent-style-name="Text_20_body">
      <style:text-properties officeooo:rsid="46012fcc" officeooo:paragraph-rsid="46012fcc"/>
    </style:style>
    <style:style style:name="P112" style:family="paragraph" style:parent-style-name="Text_20_body">
      <style:text-properties officeooo:paragraph-rsid="46012fcc"/>
    </style:style>
    <style:style style:name="P113" style:family="paragraph" style:parent-style-name="Text_20_body">
      <style:text-properties officeooo:rsid="45f1e451" officeooo:paragraph-rsid="45f1e451"/>
    </style:style>
    <style:style style:name="P11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1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11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2" style:family="paragraph" style:parent-style-name="Example_20_Header">
      <style:text-properties officeooo:paragraph-rsid="0ce95318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2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12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127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28" style:family="paragraph" style:parent-style-name="Text_20_body" style:list-style-name="L1">
      <style:text-properties officeooo:rsid="44c63c52" officeooo:paragraph-rsid="44c63c52"/>
    </style:style>
    <style:style style:name="P129" style:family="paragraph" style:parent-style-name="Text_20_body" style:list-style-name="L2"/>
    <style:style style:name="P130" style:family="paragraph" style:parent-style-name="Text_20_body" style:list-style-name="L3">
      <style:text-properties officeooo:rsid="44f54ae5" officeooo:paragraph-rsid="44f54ae5"/>
    </style:style>
    <style:style style:name="P13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3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5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6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9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0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2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3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4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5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6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5ed827b" officeooo:paragraph-rsid="45ed82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7" style:family="paragraph" style:parent-style-name="Text_20_body" style:list-style-name="L5">
      <style:text-properties officeooo:rsid="44bf7e57" officeooo:paragraph-rsid="44dde692"/>
    </style:style>
    <style:style style:name="P158" style:family="paragraph" style:parent-style-name="Text_20_body" style:list-style-name="L5">
      <style:text-properties officeooo:rsid="450d2fc9" officeooo:paragraph-rsid="450d2fc9"/>
    </style:style>
    <style:style style:name="P159" style:family="paragraph" style:parent-style-name="Text_20_body" style:list-style-name="L5">
      <style:text-properties officeooo:rsid="450d2fc9" officeooo:paragraph-rsid="450e61b9"/>
    </style:style>
    <style:style style:name="P160" style:family="paragraph" style:parent-style-name="Text_20_body" style:list-style-name="L8">
      <style:text-properties officeooo:rsid="44c23c98" officeooo:paragraph-rsid="44c23c98"/>
    </style:style>
    <style:style style:name="P161" style:family="paragraph" style:parent-style-name="Text_20_body" style:list-style-name="L8">
      <style:text-properties officeooo:rsid="44eeb993" officeooo:paragraph-rsid="44eeb993"/>
    </style:style>
    <style:style style:name="P162" style:family="paragraph" style:parent-style-name="Text_20_body" style:list-style-name="L9">
      <style:text-properties officeooo:paragraph-rsid="45052c95"/>
    </style:style>
    <style:style style:name="P163" style:family="paragraph" style:parent-style-name="Text_20_body" style:list-style-name="L9">
      <style:text-properties officeooo:paragraph-rsid="44d69c45"/>
    </style:style>
    <style:style style:name="P164" style:family="paragraph" style:parent-style-name="Text_20_body" style:list-style-name="L9">
      <style:text-properties officeooo:rsid="44d55c7a" officeooo:paragraph-rsid="44d69c45"/>
    </style:style>
    <style:style style:name="P165" style:family="paragraph" style:parent-style-name="Text_20_body" style:list-style-name="L9">
      <style:text-properties officeooo:rsid="44dac53f" officeooo:paragraph-rsid="44dac53f"/>
    </style:style>
    <style:style style:name="P166" style:family="paragraph" style:parent-style-name="Text_20_body" style:list-style-name="L9">
      <style:text-properties officeooo:rsid="44e1f11b" officeooo:paragraph-rsid="44e1f11b"/>
    </style:style>
    <style:style style:name="P167" style:family="paragraph" style:parent-style-name="Text_20_body" style:list-style-name="L11">
      <style:text-properties officeooo:rsid="44e1f11b" officeooo:paragraph-rsid="44e1f11b"/>
    </style:style>
    <style:style style:name="P168" style:family="paragraph" style:parent-style-name="Text_20_body" style:list-style-name="L14">
      <style:text-properties officeooo:rsid="44e1f11b" officeooo:paragraph-rsid="44e1f11b"/>
    </style:style>
    <style:style style:name="P169" style:family="paragraph" style:parent-style-name="Text_20_body" style:list-style-name="L10"/>
    <style:style style:name="P170" style:family="paragraph" style:parent-style-name="Text_20_body" style:list-style-name="L10">
      <style:text-properties officeooo:rsid="44e6fd76" officeooo:paragraph-rsid="44e6fd76"/>
    </style:style>
    <style:style style:name="P171" style:family="paragraph" style:parent-style-name="Text_20_body" style:list-style-name="L10">
      <style:text-properties officeooo:rsid="44eae54a" officeooo:paragraph-rsid="44eae54a"/>
    </style:style>
    <style:style style:name="P172" style:family="paragraph" style:parent-style-name="Text_20_body" style:list-style-name="L10">
      <style:text-properties officeooo:rsid="44eb46c6" officeooo:paragraph-rsid="44eb46c6"/>
    </style:style>
    <style:style style:name="P173" style:family="paragraph" style:parent-style-name="Text_20_body" style:list-style-name="L10">
      <style:text-properties officeooo:rsid="44ecb431" officeooo:paragraph-rsid="44ecb431"/>
    </style:style>
    <style:style style:name="P174" style:family="paragraph" style:parent-style-name="Text_20_body" style:list-style-name="L10">
      <style:text-properties officeooo:rsid="44ed994e" officeooo:paragraph-rsid="44ed994e"/>
    </style:style>
    <style:style style:name="P175" style:family="paragraph" style:parent-style-name="Text_20_body" style:list-style-name="L10">
      <style:text-properties officeooo:rsid="44ee1dce" officeooo:paragraph-rsid="44ee1dce"/>
    </style:style>
    <style:style style:name="P176" style:family="paragraph" style:parent-style-name="Text_20_body" style:list-style-name="L10">
      <style:text-properties fo:language="cs" fo:country="CZ" officeooo:rsid="44f06355" officeooo:paragraph-rsid="44f06355"/>
    </style:style>
    <style:style style:name="P177" style:family="paragraph" style:parent-style-name="Text_20_body" style:list-style-name="L11">
      <style:text-properties officeooo:paragraph-rsid="44f1618a"/>
    </style:style>
    <style:style style:name="P178" style:family="paragraph" style:parent-style-name="Text_20_body" style:list-style-name="L11">
      <style:text-properties officeooo:rsid="44c90bb5" officeooo:paragraph-rsid="44c90bb5"/>
    </style:style>
    <style:style style:name="P179" style:family="paragraph" style:parent-style-name="Text_20_body" style:list-style-name="L11">
      <style:text-properties officeooo:rsid="44dfa642" officeooo:paragraph-rsid="44dfa642"/>
    </style:style>
    <style:style style:name="P180" style:family="paragraph" style:parent-style-name="Text_20_body" style:list-style-name="L14">
      <style:text-properties officeooo:rsid="44dfbbb9" officeooo:paragraph-rsid="44dfbbb9"/>
    </style:style>
    <style:style style:name="P181" style:family="paragraph" style:parent-style-name="Text_20_body" style:list-style-name="L16">
      <style:text-properties officeooo:paragraph-rsid="457f82fb"/>
    </style:style>
    <style:style style:name="P182" style:family="paragraph" style:parent-style-name="Text_20_body" style:list-style-name="L16">
      <style:text-properties officeooo:rsid="457fa2ff" officeooo:paragraph-rsid="457fa2ff"/>
    </style:style>
    <style:style style:name="P183" style:family="paragraph" style:parent-style-name="Text_20_body" style:list-style-name="L17">
      <style:text-properties officeooo:rsid="4588b715" officeooo:paragraph-rsid="4588b715"/>
    </style:style>
    <style:style style:name="P184" style:family="paragraph" style:parent-style-name="Text_20_body" style:list-style-name="L17">
      <style:text-properties officeooo:rsid="4589fbf6" officeooo:paragraph-rsid="4589fbf6"/>
    </style:style>
    <style:style style:name="P185" style:family="paragraph" style:parent-style-name="Text_20_body" style:list-style-name="L18">
      <style:text-properties officeooo:paragraph-rsid="458c8480"/>
    </style:style>
    <style:style style:name="P186" style:family="paragraph" style:parent-style-name="Text_20_body" style:list-style-name="L18">
      <style:text-properties officeooo:rsid="458d9c32" officeooo:paragraph-rsid="458d9c32"/>
    </style:style>
    <style:style style:name="P187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88" style:family="paragraph" style:parent-style-name="Text_20_body" style:list-style-name="L19">
      <style:paragraph-properties fo:orphans="2" fo:widows="2"/>
      <style:text-properties officeooo:paragraph-rsid="44d40c2b"/>
    </style:style>
    <style:style style:name="P189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90" style:family="paragraph" style:parent-style-name="Text_20_body" style:list-style-name="L21">
      <style:text-properties officeooo:rsid="44caaa38" officeooo:paragraph-rsid="44caaa38"/>
    </style:style>
    <style:style style:name="P191" style:family="paragraph" style:parent-style-name="Text_20_body" style:list-style-name="L21">
      <style:text-properties officeooo:rsid="4537b191" officeooo:paragraph-rsid="4537b191"/>
    </style:style>
    <style:style style:name="P192" style:family="paragraph" style:parent-style-name="Text_20_body" style:list-style-name="L22">
      <style:text-properties officeooo:paragraph-rsid="4517afe6"/>
    </style:style>
    <style:style style:name="P193" style:family="paragraph" style:parent-style-name="Text_20_body" style:list-style-name="L22">
      <style:text-properties officeooo:paragraph-rsid="45dac3e4"/>
    </style:style>
    <style:style style:name="P194" style:family="paragraph" style:parent-style-name="Text_20_body" style:list-style-name="L22">
      <style:text-properties officeooo:rsid="4517afe6" officeooo:paragraph-rsid="4517afe6"/>
    </style:style>
    <style:style style:name="P195" style:family="paragraph" style:parent-style-name="Text_20_body" style:list-style-name="L22">
      <style:text-properties officeooo:rsid="4517afe6" officeooo:paragraph-rsid="45dac3e4"/>
    </style:style>
    <style:style style:name="P196" style:family="paragraph" style:parent-style-name="Text_20_body" style:list-style-name="L22">
      <style:text-properties officeooo:rsid="4517d8b9" officeooo:paragraph-rsid="4517d8b9"/>
    </style:style>
    <style:style style:name="P197" style:family="paragraph" style:parent-style-name="Text_20_body" style:list-style-name="L22">
      <style:text-properties officeooo:rsid="4517d8b9" officeooo:paragraph-rsid="45dac3e4"/>
    </style:style>
    <style:style style:name="P198" style:family="paragraph" style:parent-style-name="Text_20_body" style:list-style-name="L22">
      <style:text-properties officeooo:rsid="4518b291" officeooo:paragraph-rsid="4518b291"/>
    </style:style>
    <style:style style:name="P199" style:family="paragraph" style:parent-style-name="Text_20_body" style:list-style-name="L22">
      <style:text-properties officeooo:rsid="4518b291" officeooo:paragraph-rsid="45dac3e4"/>
    </style:style>
    <style:style style:name="P200" style:family="paragraph" style:parent-style-name="Text_20_body" style:list-style-name="L22">
      <style:text-properties officeooo:rsid="45193cec" officeooo:paragraph-rsid="45193cec"/>
    </style:style>
    <style:style style:name="P201" style:family="paragraph" style:parent-style-name="Text_20_body" style:list-style-name="L22">
      <style:text-properties officeooo:rsid="45193cec" officeooo:paragraph-rsid="45dac3e4"/>
    </style:style>
    <style:style style:name="P202" style:family="paragraph" style:parent-style-name="Text_20_body" style:list-style-name="L22">
      <style:text-properties officeooo:rsid="451a34d6" officeooo:paragraph-rsid="451a34d6"/>
    </style:style>
    <style:style style:name="P203" style:family="paragraph" style:parent-style-name="Text_20_body" style:list-style-name="L22">
      <style:text-properties officeooo:rsid="451a34d6" officeooo:paragraph-rsid="45dac3e4"/>
    </style:style>
    <style:style style:name="P204" style:family="paragraph" style:parent-style-name="Text_20_body" style:list-style-name="L22">
      <style:text-properties officeooo:rsid="451b39d7" officeooo:paragraph-rsid="451b39d7"/>
    </style:style>
    <style:style style:name="P205" style:family="paragraph" style:parent-style-name="Text_20_body" style:list-style-name="L22">
      <style:text-properties officeooo:rsid="451b39d7" officeooo:paragraph-rsid="45dac3e4"/>
    </style:style>
    <style:style style:name="P206" style:family="paragraph" style:parent-style-name="Text_20_body" style:list-style-name="L22">
      <style:text-properties officeooo:rsid="451c5aa2" officeooo:paragraph-rsid="451c5aa2"/>
    </style:style>
    <style:style style:name="P207" style:family="paragraph" style:parent-style-name="Text_20_body" style:list-style-name="L24">
      <style:text-properties officeooo:rsid="4571d8c9" officeooo:paragraph-rsid="4571d8c9"/>
    </style:style>
    <style:style style:name="P208" style:family="paragraph" style:parent-style-name="Text_20_body" style:list-style-name="L24">
      <style:text-properties officeooo:rsid="4578589d" officeooo:paragraph-rsid="4578589d"/>
    </style:style>
    <style:style style:name="P209" style:family="paragraph" style:parent-style-name="Text_20_body" style:list-style-name="L25">
      <style:text-properties officeooo:paragraph-rsid="45daaa34"/>
    </style:style>
    <style:style style:name="P210" style:family="paragraph" style:parent-style-name="Text_20_body" style:list-style-name="L25">
      <style:text-properties officeooo:rsid="4601639f" officeooo:paragraph-rsid="4601639f"/>
    </style:style>
    <style:style style:name="P211" style:family="paragraph" style:parent-style-name="Text_20_body" style:list-style-name="L25">
      <style:text-properties officeooo:rsid="4603e3fd" officeooo:paragraph-rsid="4603e3fd"/>
    </style:style>
    <style:style style:name="P212" style:family="paragraph" style:parent-style-name="Text_20_body" style:list-style-name="L25">
      <style:text-properties officeooo:rsid="46046ceb" officeooo:paragraph-rsid="46046ceb"/>
    </style:style>
    <style:style style:name="P213" style:family="paragraph" style:parent-style-name="Text_20_body" style:list-style-name="L25">
      <style:text-properties officeooo:rsid="4604f8db" officeooo:paragraph-rsid="4604f8db"/>
    </style:style>
    <style:style style:name="P214" style:family="paragraph" style:parent-style-name="Heading_20_2">
      <style:text-properties officeooo:rsid="450a4e84" officeooo:paragraph-rsid="450a4e84"/>
    </style:style>
    <style:style style:name="P215" style:family="paragraph" style:parent-style-name="Heading_20_2">
      <style:text-properties officeooo:rsid="451fc76e" officeooo:paragraph-rsid="451fc76e"/>
    </style:style>
    <style:style style:name="P216" style:family="paragraph" style:parent-style-name="Heading_20_2">
      <style:text-properties officeooo:rsid="4535e361" officeooo:paragraph-rsid="4535e361"/>
    </style:style>
    <style:style style:name="P217" style:family="paragraph" style:parent-style-name="Heading_20_2">
      <style:text-properties officeooo:rsid="4535e361" officeooo:paragraph-rsid="455ad56b"/>
    </style:style>
    <style:style style:name="P218" style:family="paragraph" style:parent-style-name="Heading_20_2">
      <style:text-properties officeooo:rsid="45456065" officeooo:paragraph-rsid="45456065"/>
    </style:style>
    <style:style style:name="P219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220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221" style:family="paragraph" style:parent-style-name="Heading_20_5">
      <style:text-properties officeooo:paragraph-rsid="456c678a"/>
    </style:style>
    <style:style style:name="P222" style:family="paragraph" style:parent-style-name="Example" style:list-style-name="L23"/>
    <style:style style:name="P223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224" style:family="paragraph" style:parent-style-name="Heading_20_3">
      <style:text-properties officeooo:rsid="45bf1da3" officeooo:paragraph-rsid="45bf1da3"/>
    </style:style>
    <style:style style:name="P225" style:family="paragraph" style:parent-style-name="Heading_20_3">
      <style:text-properties officeooo:rsid="457f82fb" officeooo:paragraph-rsid="457f82fb"/>
    </style:style>
    <style:style style:name="P226" style:family="paragraph" style:parent-style-name="Heading_20_3">
      <style:text-properties officeooo:rsid="452b71e3" officeooo:paragraph-rsid="452b71e3"/>
    </style:style>
    <style:style style:name="P227" style:family="paragraph" style:parent-style-name="Heading_20_1">
      <style:text-properties officeooo:paragraph-rsid="45ed827b"/>
    </style:style>
    <style:style style:name="P228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aaa34" officeooo:paragraph-rsid="45dca153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29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cf657" officeooo:paragraph-rsid="45dcf657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30" style:family="paragraph" style:parent-style-name="Heading_20_4">
      <style:text-properties style:text-line-through-style="solid" style:text-line-through-type="single"/>
    </style:style>
    <style:style style:name="P231" style:family="paragraph" style:parent-style-name="Heading_20_4">
      <style:text-properties officeooo:rsid="45a34b92"/>
    </style:style>
    <style:style style:name="P232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5dac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5dde2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5e1ab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5e05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51ed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5e47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5e7a8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6012f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2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3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4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5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6" style:family="text">
      <style:text-properties style:use-window-font-color="true" style:font-name="Georgia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7" style:family="text">
      <style:text-properties style:use-window-font-color="true" style:font-name="Georgia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8" style:family="text">
      <style:text-properties style:use-window-font-color="true" style:font-name="Georgia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9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1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2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3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4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5" style:family="text">
      <style:text-properties style:use-window-font-color="true" officeooo:rsid="4196f96e"/>
    </style:style>
    <style:style style:name="T86" style:family="text">
      <style:text-properties style:use-window-font-color="true" officeooo:rsid="452a1498"/>
    </style:style>
    <style:style style:name="T87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8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2" style:family="text">
      <style:text-properties officeooo:rsid="44bcafe2"/>
    </style:style>
    <style:style style:name="T93" style:family="text">
      <style:text-properties officeooo:rsid="44d4fdeb"/>
    </style:style>
    <style:style style:name="T94" style:family="text">
      <style:text-properties officeooo:rsid="44e8fabe"/>
    </style:style>
    <style:style style:name="T95" style:family="text">
      <style:text-properties officeooo:rsid="44eae54a"/>
    </style:style>
    <style:style style:name="T96" style:family="text">
      <style:text-properties officeooo:rsid="44ed994e"/>
    </style:style>
    <style:style style:name="T97" style:family="text">
      <style:text-properties fo:language="en" fo:country="US"/>
    </style:style>
    <style:style style:name="T98" style:family="text">
      <style:text-properties fo:language="en" fo:country="US" style:language-asian="zxx" style:country-asian="none" style:language-complex="ar" style:country-complex="SA"/>
    </style:style>
    <style:style style:name="T99" style:family="text">
      <style:text-properties officeooo:rsid="44f322d7"/>
    </style:style>
    <style:style style:name="T100" style:family="text">
      <style:text-properties officeooo:rsid="44f3f369"/>
    </style:style>
    <style:style style:name="T101" style:family="text">
      <style:text-properties officeooo:rsid="44f6a9ab"/>
    </style:style>
    <style:style style:name="T102" style:family="text">
      <style:text-properties officeooo:rsid="44faa44e"/>
    </style:style>
    <style:style style:name="T103" style:family="text">
      <style:text-properties officeooo:rsid="44fdb063"/>
    </style:style>
    <style:style style:name="T104" style:family="text">
      <style:text-properties officeooo:rsid="450345d7"/>
    </style:style>
    <style:style style:name="T105" style:family="text">
      <style:text-properties officeooo:rsid="45052c95"/>
    </style:style>
    <style:style style:name="T106" style:family="text">
      <style:text-properties officeooo:rsid="44da05bb"/>
    </style:style>
    <style:style style:name="T107" style:family="text">
      <style:text-properties officeooo:rsid="450ed29c"/>
    </style:style>
    <style:style style:name="T108" style:family="text">
      <style:text-properties officeooo:rsid="4512d12f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4517afe6" style:font-style-asian="italic" style:font-style-complex="italic"/>
    </style:style>
    <style:style style:name="T111" style:family="text">
      <style:text-properties fo:font-style="italic" officeooo:rsid="16077e11" style:font-style-asian="italic" style:font-style-complex="italic"/>
    </style:style>
    <style:style style:name="T112" style:family="text">
      <style:text-properties fo:font-style="italic" officeooo:rsid="16282f48" style:font-style-asian="italic" style:font-style-complex="italic"/>
    </style:style>
    <style:style style:name="T113" style:family="text">
      <style:text-properties fo:font-style="italic" officeooo:rsid="45282124" style:font-style-asian="italic" style:font-style-complex="italic"/>
    </style:style>
    <style:style style:name="T114" style:family="text">
      <style:text-properties fo:font-style="italic" officeooo:rsid="4541a375" style:font-style-asian="italic" style:font-style-complex="italic"/>
    </style:style>
    <style:style style:name="T115" style:family="text">
      <style:text-properties fo:font-style="italic" officeooo:rsid="454b018c" style:font-style-asian="italic" style:font-style-complex="italic"/>
    </style:style>
    <style:style style:name="T116" style:family="text">
      <style:text-properties fo:font-style="italic" officeooo:rsid="459e6d60" style:font-style-asian="italic" style:font-style-complex="italic"/>
    </style:style>
    <style:style style:name="T117" style:family="text">
      <style:text-properties fo:font-style="italic" officeooo:rsid="45bb708a" style:font-style-asian="italic" style:font-style-complex="italic"/>
    </style:style>
    <style:style style:name="T118" style:family="text">
      <style:text-properties fo:font-style="italic" officeooo:rsid="451ed44b" style:font-style-asian="italic" style:font-style-complex="italic"/>
    </style:style>
    <style:style style:name="T119" style:family="text">
      <style:text-properties officeooo:rsid="45170379"/>
    </style:style>
    <style:style style:name="T120" style:family="text">
      <style:text-properties officeooo:rsid="4517afe6"/>
    </style:style>
    <style:style style:name="T121" style:family="text">
      <style:text-properties officeooo:rsid="4517d8b9"/>
    </style:style>
    <style:style style:name="T122" style:family="text">
      <style:text-properties officeooo:rsid="451a34d6"/>
    </style:style>
    <style:style style:name="T123" style:family="text">
      <style:text-properties officeooo:rsid="451d0652"/>
    </style:style>
    <style:style style:name="T124" style:family="text">
      <style:text-properties officeooo:rsid="16077e11"/>
    </style:style>
    <style:style style:name="T125" style:family="text">
      <style:text-properties fo:font-style="normal" officeooo:rsid="16282f48" style:font-style-asian="normal" style:font-style-complex="normal"/>
    </style:style>
    <style:style style:name="T126" style:family="text">
      <style:text-properties fo:font-style="normal" officeooo:rsid="4522128f" style:font-style-asian="normal" style:font-style-complex="normal"/>
    </style:style>
    <style:style style:name="T127" style:family="text">
      <style:text-properties fo:font-style="normal" officeooo:rsid="45ddc334" style:font-style-asian="normal" style:font-style-complex="normal"/>
    </style:style>
    <style:style style:name="T128" style:family="text">
      <style:text-properties fo:font-style="normal" officeooo:rsid="45dde2d2" style:font-style-asian="normal" style:font-style-complex="normal"/>
    </style:style>
    <style:style style:name="T129" style:family="text">
      <style:text-properties fo:font-style="normal" officeooo:rsid="45e1ab8f" style:font-style-asian="normal" style:font-style-complex="normal"/>
    </style:style>
    <style:style style:name="T130" style:family="text">
      <style:text-properties fo:font-style="normal" officeooo:rsid="45df761a" style:font-style-asian="normal" style:font-style-complex="normal"/>
    </style:style>
    <style:style style:name="T131" style:family="text">
      <style:text-properties fo:font-style="normal" officeooo:rsid="45e0592a" style:font-style-asian="normal" style:font-style-complex="normal"/>
    </style:style>
    <style:style style:name="T132" style:family="text">
      <style:text-properties officeooo:rsid="16096a70"/>
    </style:style>
    <style:style style:name="T133" style:family="text">
      <style:text-properties fo:color="#c86400" officeooo:rsid="4196f96e"/>
    </style:style>
    <style:style style:name="T134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35" style:family="text">
      <style:text-properties officeooo:rsid="4526485d"/>
    </style:style>
    <style:style style:name="T136" style:family="text">
      <style:text-properties officeooo:rsid="4a67efe2"/>
    </style:style>
    <style:style style:name="T137" style:family="text">
      <style:text-properties officeooo:rsid="48470b61"/>
    </style:style>
    <style:style style:name="T138" style:family="text">
      <style:text-properties officeooo:rsid="4531d271"/>
    </style:style>
    <style:style style:name="T139" style:family="text">
      <style:text-properties officeooo:rsid="453fa709"/>
    </style:style>
    <style:style style:name="T140" style:family="text">
      <style:text-properties officeooo:rsid="4541a375"/>
    </style:style>
    <style:style style:name="T141" style:family="text">
      <style:text-properties officeooo:rsid="4546c2ae"/>
    </style:style>
    <style:style style:name="T142" style:family="text">
      <style:text-properties officeooo:rsid="45470596"/>
    </style:style>
    <style:style style:name="T143" style:family="text">
      <style:text-properties officeooo:rsid="45487ace"/>
    </style:style>
    <style:style style:name="T144" style:family="text">
      <style:text-properties officeooo:rsid="454a416e"/>
    </style:style>
    <style:style style:name="T145" style:family="text">
      <style:text-properties officeooo:rsid="454b018c"/>
    </style:style>
    <style:style style:name="T146" style:family="text">
      <style:text-properties fo:language="cs" fo:country="CZ" style:language-asian="zxx" style:country-asian="none" style:language-complex="ar" style:country-complex="SA"/>
    </style:style>
    <style:style style:name="T147" style:family="text">
      <style:text-properties officeooo:rsid="455ad56b"/>
    </style:style>
    <style:style style:name="T148" style:family="text">
      <style:text-properties officeooo:rsid="455e9bef"/>
    </style:style>
    <style:style style:name="T149" style:family="text">
      <style:text-properties officeooo:rsid="455ec500"/>
    </style:style>
    <style:style style:name="T150" style:family="text">
      <style:text-properties officeooo:rsid="45603d36"/>
    </style:style>
    <style:style style:name="T151" style:family="text">
      <style:text-properties officeooo:rsid="456a94fb"/>
    </style:style>
    <style:style style:name="T152" style:family="text">
      <style:text-properties officeooo:rsid="45739745"/>
    </style:style>
    <style:style style:name="T153" style:family="text">
      <style:text-properties officeooo:rsid="457d7dc5"/>
    </style:style>
    <style:style style:name="T154" style:family="text">
      <style:text-properties officeooo:rsid="4584454f"/>
    </style:style>
    <style:style style:name="T155" style:family="text">
      <style:text-properties officeooo:rsid="458c8480"/>
    </style:style>
    <style:style style:name="T156" style:family="text">
      <style:text-properties officeooo:rsid="458d9c32"/>
    </style:style>
    <style:style style:name="T157" style:family="text">
      <style:text-properties officeooo:rsid="458ffa75"/>
    </style:style>
    <style:style style:name="T158" style:family="text">
      <style:text-properties officeooo:rsid="459181d3"/>
    </style:style>
    <style:style style:name="T159" style:family="text">
      <style:text-properties style:font-name="Times New Roman" fo:font-size="9pt" fo:language="cs" fo:country="CZ" style:font-size-asian="9pt"/>
    </style:style>
    <style:style style:name="T160" style:family="text">
      <style:text-properties style:font-name="Times New Roman" fo:language="cs" fo:country="CZ" fo:font-style="italic" fo:font-weight="bold" style:font-style-asian="italic" style:font-weight-asian="bold"/>
    </style:style>
    <style:style style:name="T161" style:family="text">
      <style:text-properties officeooo:rsid="4596ded1"/>
    </style:style>
    <style:style style:name="T162" style:family="text">
      <style:text-properties officeooo:rsid="45989190"/>
    </style:style>
    <style:style style:name="T163" style:family="text">
      <style:text-properties officeooo:rsid="459b65e0"/>
    </style:style>
    <style:style style:name="T164" style:family="text">
      <style:text-properties officeooo:rsid="45a0181f"/>
    </style:style>
    <style:style style:name="T165" style:family="text">
      <style:text-properties officeooo:rsid="45a18ec8"/>
    </style:style>
    <style:style style:name="T166" style:family="text">
      <style:text-properties officeooo:rsid="45a288c2"/>
    </style:style>
    <style:style style:name="T167" style:family="text">
      <style:text-properties officeooo:rsid="45a2fd8a"/>
    </style:style>
    <style:style style:name="T168" style:family="text">
      <style:text-properties officeooo:rsid="45a34b92"/>
    </style:style>
    <style:style style:name="T169" style:family="text">
      <style:text-properties officeooo:rsid="45a41cc0"/>
    </style:style>
    <style:style style:name="T170" style:family="text">
      <style:text-properties officeooo:rsid="45a5f9a1"/>
    </style:style>
    <style:style style:name="T171" style:family="text">
      <style:text-properties officeooo:rsid="45a6be65"/>
    </style:style>
    <style:style style:name="T172" style:family="text">
      <style:text-properties officeooo:rsid="45aa40b3"/>
    </style:style>
    <style:style style:name="T173" style:family="text">
      <style:text-properties officeooo:rsid="45abc8dc"/>
    </style:style>
    <style:style style:name="T174" style:family="text">
      <style:text-properties officeooo:rsid="45ace443"/>
    </style:style>
    <style:style style:name="T175" style:family="text">
      <style:text-properties officeooo:rsid="45245913"/>
    </style:style>
    <style:style style:name="T176" style:family="text">
      <style:text-properties officeooo:rsid="45b29156"/>
    </style:style>
    <style:style style:name="T177" style:family="text">
      <style:text-properties officeooo:rsid="45b7c120"/>
    </style:style>
    <style:style style:name="T178" style:family="text">
      <style:text-properties officeooo:rsid="45bc60f7"/>
    </style:style>
    <style:style style:name="T179" style:family="text">
      <style:text-properties officeooo:rsid="45bf5610"/>
    </style:style>
    <style:style style:name="T180" style:family="text">
      <style:text-properties officeooo:rsid="45c16d90"/>
    </style:style>
    <style:style style:name="T181" style:family="text">
      <style:text-properties officeooo:rsid="45c3b392"/>
    </style:style>
    <style:style style:name="T182" style:family="text">
      <style:text-properties officeooo:rsid="45c47365"/>
    </style:style>
    <style:style style:name="T183" style:family="text">
      <style:text-properties officeooo:rsid="45c49054"/>
    </style:style>
    <style:style style:name="T184" style:family="text">
      <style:text-properties officeooo:rsid="45c6cae6"/>
    </style:style>
    <style:style style:name="T185" style:family="text">
      <style:text-properties officeooo:rsid="45c73749"/>
    </style:style>
    <style:style style:name="T186" style:family="text">
      <style:text-properties officeooo:rsid="45c9f1f9"/>
    </style:style>
    <style:style style:name="T187" style:family="text">
      <style:text-properties officeooo:rsid="45cbd882"/>
    </style:style>
    <style:style style:name="T188" style:family="text">
      <style:text-properties officeooo:rsid="45ce70d2"/>
    </style:style>
    <style:style style:name="T189" style:family="text">
      <style:text-properties officeooo:rsid="45d0266f"/>
    </style:style>
    <style:style style:name="T190" style:family="text">
      <style:text-properties officeooo:rsid="45d317c2"/>
    </style:style>
    <style:style style:name="T191" style:family="text">
      <style:text-properties officeooo:rsid="45d421d2"/>
    </style:style>
    <style:style style:name="T192" style:family="text">
      <style:text-properties officeooo:rsid="45d700c4"/>
    </style:style>
    <style:style style:name="T193" style:family="text">
      <style:text-properties officeooo:rsid="45d7c342"/>
    </style:style>
    <style:style style:name="T194" style:family="text">
      <style:text-properties officeooo:rsid="45dca153"/>
    </style:style>
    <style:style style:name="T195" style:family="text">
      <style:text-properties officeooo:rsid="45dcf657"/>
    </style:style>
    <style:style style:name="T196" style:family="text">
      <style:text-properties officeooo:rsid="45e479a6"/>
    </style:style>
    <style:style style:name="T197" style:family="text">
      <style:text-properties officeooo:rsid="45e6a4dd"/>
    </style:style>
    <style:style style:name="T198" style:family="text">
      <style:text-properties officeooo:rsid="45e8f53c"/>
    </style:style>
    <style:style style:name="T199" style:family="text">
      <style:text-properties officeooo:rsid="45ecb739"/>
    </style:style>
    <style:style style:name="T200" style:family="text">
      <style:text-properties officeooo:rsid="45ef8012"/>
    </style:style>
    <style:style style:name="T201" style:family="text">
      <style:text-properties officeooo:rsid="45f1e451"/>
    </style:style>
    <style:style style:name="T202" style:family="text">
      <style:text-properties officeooo:rsid="45f4459c"/>
    </style:style>
    <style:style style:name="T203" style:family="text">
      <style:text-properties officeooo:rsid="45f60231"/>
    </style:style>
    <style:style style:name="T204" style:family="text">
      <style:text-properties officeooo:rsid="45f7a84e"/>
    </style:style>
    <style:style style:name="T205" style:family="text">
      <style:text-properties officeooo:rsid="45f9e1ac"/>
    </style:style>
    <style:style style:name="T206" style:family="text">
      <style:text-properties officeooo:rsid="45fc106f"/>
    </style:style>
    <style:style style:name="T207" style:family="text">
      <style:text-properties officeooo:rsid="45fc429d"/>
    </style:style>
    <style:style style:name="T208" style:family="text">
      <style:text-properties officeooo:rsid="46012fcc"/>
    </style:style>
    <style:style style:name="T209" style:family="text">
      <style:text-properties officeooo:rsid="46030d70"/>
    </style:style>
    <style:style style:name="T210" style:family="text">
      <style:text-properties officeooo:rsid="460922b4"/>
    </style:style>
    <style:style style:name="T211" style:family="text">
      <style:text-properties officeooo:rsid="460a170c"/>
    </style:style>
    <style:style style:name="T212" style:family="text">
      <style:text-properties officeooo:rsid="460b012c"/>
    </style:style>
    <style:style style:name="T213" style:family="text">
      <style:text-properties officeooo:rsid="460b9979"/>
    </style:style>
    <style:style style:name="T214" style:family="text">
      <style:text-properties officeooo:rsid="460d70d3"/>
    </style:style>
    <style:style style:name="T215" style:family="text">
      <style:text-properties officeooo:rsid="460dd67d"/>
    </style:style>
    <style:style style:name="T216" style:family="text">
      <style:text-properties officeooo:rsid="460f53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/>
      <text:p text:style-name="Text_20_body"/>
      <text:p text:style-name="Text_20_body"/>
      <text:p text:style-name="P120">Dračák</text:p>
      <text:p text:style-name="P114"/>
      <text:p text:style-name="P114"/>
      <text:p text:style-name="P121">podle staré školy</text:p>
      <text:p text:style-name="P115"/>
      <text:p text:style-name="P116"/>
      <text:p text:style-name="P117">poznámky k Trossu</text:p>
      <text:p text:style-name="P115"/>
      <text:p text:style-name="P115"/>
      <text:p text:style-name="P115"/>
      <text:p text:style-name="P115"/>
      <text:p text:style-name="P118"/>
      <text:p text:style-name="P118"/>
      <text:p text:style-name="P119"/>
      <text:p text:style-name="P2"/>
      <text:p text:style-name="P3"/>
      <text:p text:style-name="P122"><text:soft-page-break/></text:p>
      <text:h text:style-name="P214" text:outline-level="2">TODO</text:h>
      <text:p text:style-name="P54">TODO: Někam umístit hint o tom, jak se používá Měsíční oltář.<text:line-break/>- <text:span text:style-name="T154">možná bojovnice by to mohla vědět</text:span></text:p>
      <text:p text:style-name="P55">TODO: Někam umístit odkaz na doupě obřího pavouka.</text:p>
      <text:p text:style-name="P56">TODO: Lore o hrstanu (strom vysoko v horách)</text:p>
      <text:p text:style-name="P24">Co potřebuju udělat:</text:p>
      <text:p text:style-name="P24">Hratelnost:</text:p>
      <text:p text:style-name="P24">- dotáhnout háčky, zapojení NPCček a tak (hlavně v ostatních lokacích)</text:p>
      <text:p text:style-name="P24">- staty protivníků</text:p>
      <text:p text:style-name="P24">- kouzla pro kouzelníky</text:p>
      <text:p text:style-name="P24">- <text:span text:style-name="T119">složení „pověstné skupiny dobrodruhů“ a co mají za loot</text:span></text:p>
      <text:p text:style-name="P25">Shopkeepers:</text:p>
      <text:p text:style-name="P25">- itemy v nabídce</text:p>
      <text:p text:style-name="P24">Loot:</text:p>
      <text:p text:style-name="P24">- seznam lootu a magickejch itemů</text:p>
      <text:p text:style-name="P24">- pokud nebude dost goldu, přidat</text:p>
      <text:p text:style-name="P24">- pokud nebude dost magickejch itemů, přidat</text:p>
      <text:p text:style-name="P24">- karty pro magické itemy</text:p>
      <text:p text:style-name="P29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104">T</text:span>řípatrové, čerstvě omítnuté domy a ulice poseté stánky a kejklíři.</text:p>
      <text:p text:style-name="P7">Příjezd do Trossu</text:p>
      <text:list xml:id="list1516393948" text:style-name="L1">
        <text:list-item>
          <text:p text:style-name="P128">ze severu nebo z jihu. Popsat, co je po cestě vidět.</text:p>
        </text:list-item>
      </text:list>
      <text:h text:style-name="Heading_20_2" text:outline-level="2">Hra v kostky</text:h>
      <text:p text:style-name="P124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123"><text:span text:style-name="T159"><text:s text:c="5"/></text:span><text:span text:style-name="T160">Bodování :</text:span></text:p>
      <text:p text:style-name="P125">jednička <text:s text:c="2"/>= 1 b. <text:s text:c="3"/>pětka <text:s text:c="7"/>= <text:s/>5 b.</text:p>
      <text:p text:style-name="P126">3x stejné číslo: 3x hodnota</text:p>
      <text:p text:style-name="P126">3x dvojice: 10b</text:p>
      <text:p text:style-name="P126">postupka: 20b</text:p>
      <text:p text:style-name="P126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641165861" text:style-name="L2">
        <text:list-item>
          <text:p text:style-name="P129">Ctít a prosazovat zákony a tradice.</text:p>
        </text:list-item>
        <text:list-item>
          <text:p text:style-name="P129">Stavět potřeby většiny nad potřeby jedince.</text:p>
        </text:list-item>
        <text:list-item>
          <text:p text:style-name="P129">Nestrpět monstrum nebo černokněžníka naživu.</text:p>
        </text:list-item>
        <text:list-item>
          <text:p text:style-name="P129"><text:soft-page-break/>Žít bez lži a podvodu.</text:p>
        </text:list-item>
      </text:list>
      <text:h text:style-name="P223" text:outline-level="3"><text:span text:style-name="T93">Město </text:span>Tross</text:h>
      <text:p text:style-name="P17"><text:span text:style-name="T92">Vila </text:span><text:span text:style-name="T4">F</text:span><text:span text:style-name="T92">ilomény Karské</text:span></text:p>
      <text:list xml:id="list1142162915" text:style-name="L3">
        <text:list-item>
          <text:p text:style-name="P130">Chodí sem dvorní čaroděj Bareus Karsavar, který Filoménu miluje a svými kouzly j<text:span text:style-name="T102">í</text:span> udržuje mladistvý vzhled (musí kvůli tomu dělat stále nebezpečnější kouzla, což ho stojí další mutace). <text:span text:style-name="T101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2117629073" text:style-name="L4">
        <text:list-item>
          <text:p text:style-name="P131">kníže Marak Brakvil</text:p>
        </text:list-item>
        <text:list-item>
          <text:p text:style-name="P131">jeho syn Dalvar Brakvil</text:p>
        </text:list-item>
        <text:list-item>
          <text:p text:style-name="P132">dvorní čaroděj Bareus Karsavar</text:p>
        </text:list-item>
        <text:list-item>
          <text:p text:style-name="P133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3668568001" text:style-name="L5">
        <text:list-item>
          <text:p text:style-name="P157"><text:span text:style-name="T4">kapitán stráže </text:span><text:span text:style-name="T5">Moriak Har</text:span></text:p>
          <text:list>
            <text:list-item>
              <text:p text:style-name="P158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59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58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3665130109" text:style-name="L6">
        <text:list-item>
          <text:p text:style-name="P135"><text:soft-page-break/>Malířka Ariana Warga</text:p>
        </text:list-item>
      </text:list>
      <text:p text:style-name="P11">Alchymistický krámek v chudé čtvrti</text:p>
      <text:list xml:id="list2010210087" text:style-name="L7">
        <text:list-item>
          <text:p text:style-name="P136">Trpasličí alchymistka Mallika Kragg</text:p>
        </text:list-item>
      </text:list>
      <text:p text:style-name="P12">Obchod s exotiky v chudé čtvrti</text:p>
      <text:list xml:id="list155247125" text:style-name="L8">
        <text:list-item>
          <text:p text:style-name="P160"><text:span text:style-name="T3">Kuzal‘</text:span><text:span text:style-name="T79">k’tak</text:span></text:p>
          <text:list>
            <text:list-item>
              <text:p text:style-name="P161"><text:span text:style-name="T79">Chce</text:span><text:span text:style-name="T3"> </text:span><text:span text:style-name="T79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4089877301" text:style-name="L9">
        <text:list-item>
          <text:p text:style-name="P137">Havířský odbojář Dim Tratas (havíři tu nebydlí, měli by to strašně z ruky).</text:p>
          <text:list>
            <text:list-item>
              <text:p text:style-name="P138">drb2 (v dolech se ztrácel<text:span text:style-name="T105">i</text:span> horníci).</text:p>
            </text:list-item>
            <text:list-item>
              <text:p text:style-name="P162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39"><text:span text:style-name="T106">K</text:span>níže za to nabídne 25 zl (nemá vcelku moc ztratit, platí až za vyčištěný důl).</text:p>
                </text:list-item>
                <text:list-item>
                  <text:p text:style-name="P164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63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64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40">Bojovnice Reagan</text:p>
          <text:list>
            <text:list-item>
              <text:p text:style-name="P165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41">Chlastají tu stráže, které zrovna nemají službu</text:p>
          <text:list>
            <text:list-item>
              <text:p text:style-name="P141">Drb 5 (verbují do stráže)</text:p>
            </text:list-item>
            <text:list-item>
              <text:p text:style-name="P142">Kapitán Har pro vás má delikátní prácičku <text:span text:style-name="T108">(lov na Stín)</text:span></text:p>
            </text:list-item>
          </text:list>
        </text:list-item>
        <text:list-item>
          <text:p text:style-name="P166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3078552940" text:style-name="L10">
        <text:list-item>
          <text:p text:style-name="P169">každý měsíc je zde uzavřené představení, kde se vše hraje naživo; tzn. na pódiu jsou skutečná znásilnění a vraždy, a příbuzní (semi-dobrovolných) obětí jsou vyplácen<text:span text:style-name="T94">i</text:span> ve smaragdech</text:p>
          <text:list>
            <text:list-item>
              <text:p text:style-name="P170">Hosti <text:span text:style-name="T95">(c</text:span>hodí <text:span text:style-name="T95">sem</text:span> v maskách<text:span text:style-name="T95">):</text:span></text:p>
              <text:list>
                <text:list-item>
                  <text:p text:style-name="P171">Dalvar brakvil (knížecí syn)</text:p>
                </text:list-item>
                <text:list-item>
                  <text:p text:style-name="P172">Worochův velekněz Oleg Mankar</text:p>
                </text:list-item>
                <text:list-item>
                  <text:p text:style-name="P173"><text:span text:style-name="T96">šlechtična </text:span>Filoména Karská</text:p>
                </text:list-item>
                <text:list-item>
                  <text:p text:style-name="P174">dvorní čaroděj Bareus Karsavar</text:p>
                </text:list-item>
                <text:list-item>
                  <text:p text:style-name="P175">Kuzal‘<text:span text:style-name="T97">k’tak</text:span></text:p>
                </text:list-item>
              </text:list>
            </text:list-item>
            <text:list-item>
              <text:p text:style-name="P176">Jak se k tomu staví Stín? Ví o tom? Možná ne a až se to dozví, bude to <text:span text:style-name="T99">majiteli </text:span>chtít zatrhnout.</text:p>
            </text:list-item>
          </text:list>
        </text:list-item>
      </text:list>
      <text:list xml:id="list4015863024" text:style-name="L11">
        <text:list-item>
          <text:p text:style-name="P143">O<text:span text:style-name="T100">bsluha, nebo možná hosti</text:span></text:p>
          <text:list>
            <text:list-item>
              <text:p text:style-name="P144">Drb 7 (lidé se bojí dvorního čaroděje)</text:p>
            </text:list-item>
          </text:list>
        </text:list-item>
        <text:list-item>
          <text:p text:style-name="P145">Jedním ze stálých hostů je Stín (protože "žít v luxusu")</text:p>
          <text:list>
            <text:list-item>
              <text:p text:style-name="P177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46">N<text:span text:style-name="T103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47">V tajné schránce ve svém pokoji má naloupené šperky. Patří různým šlechtičnám z města a okolí.</text:p>
              <text:list>
                <text:list-item>
                  <text:p text:style-name="P147">Celková cena: 75 zl, ale je to hodně horký zboží. <text:span text:style-name="T107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78"><text:span text:style-name="T3">Obchodník prodává (slepou) mapu Trossu </text:span><text:span text:style-name="T63">za 5 zl (jde ukecat)</text:span><text:span text:style-name="T3">. </text:span><text:span text:style-name="T6">Lokace sám nezná.</text:span></text:p>
        </text:list-item>
        <text:list-item>
          <text:p text:style-name="P148">drb 3 (Haydenská tvrz)</text:p>
        </text:list-item>
        <text:list-item>
          <text:p text:style-name="P179"><text:span text:style-name="T6">d</text:span><text:span text:style-name="T3">rb 4 (lord Whalen shání žoldnéře)</text:span></text:p>
        </text:list-item>
        <text:list-item>
          <text:p text:style-name="P167"><text:span text:style-name="T14">d</text:span><text:span text:style-name="T3">rb 9 (alchmistka Kragg má nový recept)</text:span></text:p>
        </text:list-item>
      </text:list>
      <text:p text:style-name="P13">Worrochův chrám</text:p>
      <text:list xml:id="list2104691380" text:style-name="L12">
        <text:list-item>
          <text:p text:style-name="P149">kněz Marius</text:p>
        </text:list-item>
        <text:list-item>
          <text:p text:style-name="P149">biskup Oleg Mankar</text:p>
        </text:list-item>
      </text:list>
      <text:p text:style-name="P14">Vývěska na náměstí</text:p>
      <text:list xml:id="list2457645876" text:style-name="L13">
        <text:list-item>
          <text:p text:style-name="P150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2091266572" text:style-name="L14">
        <text:list-item>
          <text:p text:style-name="P151">drb 1 (chvástající se mladý kovář)</text:p>
        </text:list-item>
        <text:list-item>
          <text:p text:style-name="P134">drb 3 (Haydenská tvrz)</text:p>
        </text:list-item>
        <text:list-item>
          <text:p text:style-name="P180"><text:span text:style-name="T3">drb 6 (drogy od Kuzal‘</text:span><text:span text:style-name="T79">k’taka</text:span><text:span text:style-name="T3">)</text:span></text:p>
        </text:list-item>
        <text:list-item>
          <text:p text:style-name="P152">drb 8 (v Trehernu uctívají novou bohyni)</text:p>
        </text:list-item>
        <text:list-item>
          <text:p text:style-name="P168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2785899024" text:style-name="L15">
        <text:list-item>
          <text:p text:style-name="P153">Proč?</text:p>
        </text:list-item>
        <text:list-item>
          <text:p text:style-name="P153">Co tam je zajímavého?</text:p>
        </text:list-item>
        <text:list-item>
          <text:p text:style-name="P153">Souvisí to nějak se „zombie incidentem?“</text:p>
          <text:list>
            <text:list-item>
              <text:p text:style-name="P154">Ano, za obojí může dvorní čaroděj.</text:p>
            </text:list-item>
          </text:list>
        </text:list-item>
      </text:list>
      <text:h text:style-name="P224" text:outline-level="3">Dračí kostra</text:h>
      <text:p text:style-name="P79">Výhoda při sesílání kouzel.</text:p>
      <text:h text:style-name="P225" text:outline-level="3">Godov</text:h>
      <text:p text:style-name="P53">Oběd u zemana Baltuse</text:p>
      <text:list xml:id="list26968940" text:style-name="L16">
        <text:list-item>
          <text:p text:style-name="P182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181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8"><text:span text:style-name="T109">Event:</text:span> V poledne bude soud.</text:p>
      <text:list xml:id="list1742121445" text:style-name="L17">
        <text:list-item>
          <text:p text:style-name="P183">Představení na návsi. Rybář obviňuje svého souseda, sběrače mechů, že mu ukradl loď <text:span text:style-name="T155">(ukradl ji někdo jiný, kdo se chtěl dostat k ještěrcům)</text:span>.</text:p>
          <text:list>
            <text:list-item>
              <text:p text:style-name="P184">Rybář se pokouší předvádět loupež lodě.</text:p>
            </text:list-item>
            <text:list-item>
              <text:p text:style-name="P184">Sběrač mechů předvádí komedii (rybář chytil velrybu a svolá postupně celou vesnici, aby mu šla pomoct).</text:p>
            </text:list-item>
            <text:list-item>
              <text:p text:style-name="P184"><text:span text:style-name="T156">Starosta dá rybáři pokutu (musí sběrači mechů po celej rok zdarma dávat ryby)</text:span>.</text:p>
            </text:list-item>
          </text:list>
        </text:list-item>
      </text:list>
      <text:p text:style-name="P59">Starosta <text:span text:style-name="T157">Kuruk (kudůk)</text:span></text:p>
      <text:list xml:id="list3335350598" text:style-name="L18">
        <text:list-item>
          <text:p text:style-name="P185"><text:span text:style-name="T155">V bažině se mi ztrácí lidi. Nemám co bych nabídnul. Jsou tam nějaký ruiny, v mládí jsem se tam toulal. Pošlu s váma </text:span><text:span text:style-name="T40">s</text:span><text:span text:style-name="T41">yna</text:span><text:span text:style-name="T155">, pokud se tam chcete vypravit.</text:span></text:p>
          <text:list>
            <text:list-item>
              <text:p text:style-name="P186">Průvodce ukáže jak ziggurat, tak měsíční oltář.</text:p>
            </text:list-item>
          </text:list>
        </text:list-item>
      </text:list>
      <text:p text:style-name="P60">Starostův syn Bekel (překvapivě taky kudůk). <text:span text:style-name="T158">Poseroutka.</text:span></text:p>
      <text:h text:style-name="Heading_20_3" text:outline-level="3">Wedel</text:h>
      <text:p text:style-name="P8">Věštkyně</text:p>
      <text:list xml:id="list1463202042" text:style-name="L19">
        <text:list-item>
          <text:p text:style-name="P187">"Ne vše, co zabiješ, bude skutečně mrtvé."</text:p>
        </text:list-item>
        <text:list-item>
          <text:p text:style-name="P187">"V bazénu plném krve na tebe číhá smrt."</text:p>
        </text:list-item>
        <text:list-item>
          <text:p text:style-name="P188"><text:span text:style-name="T1">„</text:span><text:span text:style-name="T2">Hlas v lese není, co se zdá.“</text:span></text:p>
        </text:list-item>
      </text:list>
      <text:p text:style-name="P57">Starosta</text:p>
      <text:list xml:id="list2229642196" text:style-name="L20">
        <text:list-item>
          <text:p text:style-name="P189"><text:soft-page-break/>Nabízí odměnu (25 zl) za likvidaci lesní nestvůry (obří mluvící pavouk).</text:p>
        </text:list-item>
        <text:list-item>
          <text:p text:style-name="P189">Buďte ale opatrní – už jsem tam poslal dvě skupiny a žádná se nevrátila.</text:p>
        </text:list-item>
      </text:list>
      <text:h text:style-name="Heading_20_2" text:outline-level="2">Otázky</text:h>
      <text:list xml:id="list1155948896" text:style-name="L21">
        <text:list-item>
          <text:p text:style-name="P155">Kde žili havíři, dokud doly fungovaly?</text:p>
        </text:list-item>
        <text:list-item>
          <text:p text:style-name="P190"><text:span text:style-name="T3">Kde žijí teď? </text:span><text:span text:style-name="T24">(v lese)</text:span></text:p>
        </text:list-item>
        <text:list-item>
          <text:p text:style-name="P191"><text:span text:style-name="T24">K</text:span><text:span text:style-name="T3">terá žena z Trossu zlomila Urielovi srdce?</text:span></text:p>
          <text:list>
            <text:list-item>
              <text:p text:style-name="P156">Filipa Arra (Stín)</text:p>
            </text:list-item>
          </text:list>
        </text:list-item>
      </text:list>
      <text:h text:style-name="P227" text:outline-level="1">Loot and gold</text:h>
      <text:p text:style-name="P38">Kam by šel dát další loot:</text:p>
      <text:p text:style-name="P38">- Mrtví dobrodruzi (kostlivci) v Haydenské tvrzi</text:p>
      <text:p text:style-name="P47">TODO: Poustevník by měl mít něco jinýho než plášť nenápadnosti. Hodil by se mu nápoj z krve zlobra (vysvětlovalo by to, jak tam přežívá), pak by ale v trapasličí hrobce mělo bejt něco jinýho (třeba <text:span text:style-name="T109">lektvar regenerace</text:span>? To by asi šlo.)</text:p>
      <text:h text:style-name="Heading_20_2" text:outline-level="2">NPCčka</text:h>
      <text:h text:style-name="Heading_20_3" text:outline-level="3">Stín</text:h>
      <text:p text:style-name="P26"><text:span text:style-name="T25">TODO nějakej zlodějskej item<text:line-break/>- </text:span><text:span text:style-name="T27">asi očarovaná hvězdice. Šel by taky nějakej plášť, ale poustevník má </text:span><text:span text:style-name="T72">plášť nenápadnosti</text:span><text:span text:style-name="T27">, takže by to už bylo moc.<text:line-break/>- i když sakra </text:span><text:span text:style-name="T72">plášť neviditelnosti</text:span><text:span text:style-name="T27"> by se k ní hodil mnohem víc...</text:span></text:p>
      <text:h text:style-name="Heading_20_3" text:outline-level="3">Dvorní čaroděj Bareus Karsavar</text:h>
      <text:p text:style-name="P27">TODO: nějaký svitky</text:p>
      <text:h text:style-name="Heading_20_2" text:outline-level="2"><text:span text:style-name="T123">Random e</text:span>venty</text:h>
      <text:h text:style-name="Heading_20_3" text:outline-level="3">Trpaslická karavana</text:h>
      <text:p text:style-name="P28">V nabídce mají:</text:p>
      <text:list xml:id="list383339317" text:style-name="L22">
        <text:list-item>
          <text:p text:style-name="P192"><text:soft-page-break/><text:span text:style-name="T110">lektvar ohnivého dechu</text:span><text:span text:style-name="T120"> (2 zl)</text:span></text:p>
        </text:list-item>
        <text:list-item>
          <text:p text:style-name="P194">2x <text:span text:style-name="T109">léčivý lektvar</text:span> (<text:span text:style-name="T121">po </text:span>2 zl)</text:p>
        </text:list-item>
        <text:list-item>
          <text:p text:style-name="P196">2x <text:span text:style-name="T109">dýmovnice</text:span> (po 2 zl)</text:p>
        </text:list-item>
        <text:list-item>
          <text:p text:style-name="P198">6x <text:span text:style-name="T109">výbušný projektil</text:span> (po 2 zl)</text:p>
        </text:list-item>
        <text:list-item>
          <text:p text:style-name="P200">2<text:span text:style-name="T122">x</text:span> <text:span text:style-name="T109">zápalný projektil</text:span> (po 2 zl<text:span text:style-name="T176">)</text:span></text:p>
        </text:list-item>
        <text:list-item>
          <text:p text:style-name="P202">2x <text:span text:style-name="T109">petarda</text:span> (po 2 zl)</text:p>
        </text:list-item>
        <text:list-item>
          <text:p text:style-name="P204">2x <text:span text:style-name="T109">ohnivá hlína</text:span> (po 6 zl)</text:p>
        </text:list-item>
        <text:list-item>
          <text:p text:style-name="P204">1x <text:span text:style-name="T109">bomba</text:span> (12 zl)</text:p>
        </text:list-item>
        <text:list-item>
          <text:p text:style-name="P206">1x <text:span text:style-name="T109">lektvar zmenšování</text:span> (2 zl)</text:p>
        </text:list-item>
      </text:list>
      <text:h text:style-name="Heading_20_3" text:outline-level="3">Doupě obřího mluvícího pavouka</text:h>
      <text:p text:style-name="P29">TODO: Mrtvoly vysátých dobrodruhů</text:p>
      <text:p text:style-name="P23">bezhlučný luk</text:p>
      <text:p text:style-name="P88">Stříbrný náramek (4 zl)</text:p>
      <text:p text:style-name="P88">Opasek vykládaný polodrahokamy (3 zl)</text:p>
      <text:p text:style-name="P90"><text:span text:style-name="T130">Luxusní meč (6 zl), </text:span><text:span text:style-name="T131">zdobená těžká zbroj s hrudním plátem (</text:span><text:span text:style-name="T66">1</text:span><text:span text:style-name="T131">0 zl)</text:span></text:p>
      <text:p text:style-name="P87">Celkem 13zl, 7 st</text:p>
      <text:h text:style-name="Heading_20_3" text:outline-level="3">Mrtvý pirát</text:h>
      <text:p text:style-name="P91"><text:span text:style-name="T67">5</text:span><text:span text:style-name="T68">9</text:span><text:span text:style-name="T196"> st a </text:span><text:span text:style-name="T118">lektvar neviditelnosti</text:span></text:p>
      <text:h text:style-name="Heading_20_3" text:outline-level="3"><text:soft-page-break/>Bounty na gobliny</text:h>
      <text:p text:style-name="P48">1 st za hlavu goblina</text:p>
      <text:h text:style-name="Heading_20_3" text:outline-level="3">Poustevník</text:h>
      <text:h text:style-name="P230" text:outline-level="4">Plášť nenápadnosti</text:h>
      <text:h text:style-name="Heading_20_4" text:outline-level="4">Nápoj z krve zlobra</text:h>
      <text:h text:style-name="P215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30">Tato hůlka výměnou za 3kz životů sešle <text:span text:style-name="T109">mrazivou střelu</text:span> (i opakovaně). Ztracené životy není možné nijak léčit, každý den se jeden obnoví.</text:p>
      <text:h text:style-name="Heading_20_5" text:outline-level="5">Mrazivá střela *Karah týl*</text:h>
      <text:p text:style-name="P31"><text:span text:style-name="T111">Dosah:</text:span><text:span text:style-name="T124"> střední<text:line-break/></text:span><text:span text:style-name="T111">Rozsah:</text:span><text:span text:style-name="T124"> 1 cíl<text:line-break/></text:span><text:span text:style-name="T112">Útok:</text:span><text:span text:style-name="T125"> Duše + k6 proti </text:span><text:span text:style-name="T126">Fyzičce</text:span><text:span text:style-name="T132"><text:line-break/></text:span><text:span text:style-name="T111">Zranění:</text:span><text:span text:style-name="T124"> </text:span><text:span text:style-name="T28">6</text:span><text:span text:style-name="T124">kz </text:span><text:span text:style-name="T134">mrazem</text:span><text:span text:style-name="T124">, odečítá se Zbroj</text:span></text:p>
      <text:h text:style-name="Heading_20_3" text:outline-level="3"><text:soft-page-break/>Truhlice alchymisty Egila</text:h>
      <text:h text:style-name="Heading_20_4" text:outline-level="4">Lektvar odolnosti proti magii</text:h>
      <text:p text:style-name="P74"><text:span text:style-name="T109">Trvání:</text:span> několik minut</text:p>
      <text:p text:style-name="P73"><text:span text:style-name="T175">Po </text:span><text:span text:style-name="T54">d</text:span><text:span text:style-name="T55">obu trvání</text:span><text:span text:style-name="T175"> je u jakéhokoliv kouzla, jehož jsi cílem, šance 1 : 3, že na tebe nebude účinkovat.</text:span></text:p>
      <text:h text:style-name="Heading_20_4" text:outline-level="4"><text:span text:style-name="T91">+</text:span><text:span text:style-name="T90">Elixír</text:span> svěže<text:span text:style-name="T135">s</text:span>ti</text:h>
      <text:p text:style-name="P32">Požití tohoto elixíru nahradí jednu noc spánku.</text:p>
      <text:h text:style-name="Heading_20_4" text:outline-level="4">Hůlka <text:span text:style-name="T89">magických střel</text:span></text:h>
      <text:p text:style-name="P75"><text:span text:style-name="T57">T</text:span><text:span text:style-name="T58">ato hůlka umožňuje připravit si a následně seslat </text:span><text:span text:style-name="T76">magickou střelu</text:span><text:span text:style-name="T184">.</text:span></text:p>
      <text:h text:style-name="P221" text:outline-level="5"><text:span text:style-name="T111">M</text:span><text:span text:style-name="T109">agická střela *Kesem týl*</text:span></text:h>
      <text:p text:style-name="P33"><text:span text:style-name="T111">Dosah:</text:span><text:span text:style-name="T124"> </text:span><text:span text:style-name="T29">s</text:span><text:span text:style-name="T30">třední</text:span><text:span text:style-name="T124"><text:line-break/></text:span><text:span text:style-name="T111">Rozsah:</text:span><text:span text:style-name="T124"> 1</text:span><text:span text:style-name="T31"> tvor</text:span><text:span text:style-name="T124"><text:line-break/></text:span><text:span text:style-name="T112">Útok:</text:span><text:span text:style-name="T125"> Duše + k6 proti </text:span><text:span text:style-name="T32">Fyzičce</text:span><text:span text:style-name="T137"><text:line-break/></text:span><text:span text:style-name="T111">Zranění:</text:span><text:span text:style-name="T124"> </text:span><text:span text:style-name="T28">4</text:span><text:span text:style-name="T124">kz </text:span><text:span text:style-name="T133">bodné</text:span><text:span text:style-name="T85"> </text:span><text:span text:style-name="T86">(neodečítá se zbroj)</text:span></text:p>
      <text:p text:style-name="P75"><text:span text:style-name="T113">Magická střela</text:span><text:span text:style-name="T136"> </text:span><text:span text:style-name="T30">p</text:span><text:span text:style-name="T56">rojde zbrojí nebo jinou pevnou překážkou, aniž by ji poškodila</text:span><text:span text:style-name="T136">. </text:span><text:span text:style-name="T30">M</text:span><text:span text:style-name="T56">ůžeš ji ale seslat pouze na cíl, který alespoň trochu vidíš.</text:span></text:p>
      <text:h text:style-name="P226" text:outline-level="3">Čaroděj Marelok</text:h>
      <text:p text:style-name="P35"><text:span text:style-name="T138">Na policích s knihami jsou s</text:span>vitky s kouzly: <text:span text:style-name="T109">lazebník</text:span>, <text:span text:style-name="T109">fialový blesk</text:span>, <text:span text:style-name="T109">pamatuj</text:span></text:p>
      <text:h text:style-name="Heading_20_4" text:outline-level="4"><text:soft-page-break/>Prokletá dýka</text:h>
      <text:p text:style-name="P34">Když se touto dýkou pokusíš někoho zranit, paralyzuje ti celou ruku (paralýza odezní po několika minutách).</text:p>
      <text:p text:style-name="P34">/<text:span text:style-name="T177">* Jak to udělat s kartou? Asi 2 verze – kouzelná dýka neznámých schopností a prokletá dýka */</text:span></text:p>
      <text:h text:style-name="Heading_20_4" text:outline-level="4"><text:span text:style-name="T190">+</text:span>Ještěří amulet</text:h>
      <text:p text:style-name="P36">Když si oblečeš tento amulet, narostou ti po celém těle žluté ještěří šupiny a na rukou a nohou ti vyrostou přísavky, díky kterým se udržíš na stěnách i na stropě, ale budou se ti špatně držet předměty (nevýhoda v boji i při střelbě).</text:p>
      <text:p text:style-name="P36">Po sundání amuletu se proměníš do původního stavu.</text:p>
      <text:h text:style-name="P216" text:outline-level="2">Haydenská tvrz</text:h>
      <text:p text:style-name="P37"><text:span text:style-name="T139">TODO: </text:span>Nekromantská zaklínadla <text:span text:style-name="T147">(jeden svitek asi stačí)</text:span></text:p>
      <text:h text:style-name="Heading_20_4" text:outline-level="4"><text:span text:style-name="T181">+</text:span>Mluv s mrtvým <text:span text:style-name="T179">*Diber met*</text:span></text:h>
      <text:p text:style-name="P80"><text:span text:style-name="T109">Trvání:</text:span> několik minut</text:p>
      <text:p text:style-name="P81">Toto kouzlo částečně oživí mrtvolu natolik, že dokáže mluvit. Mrtvý po dobu trvání slyší, ale nevidí a necítí. <text:span text:style-name="T180">Má stejné znalosti jako v okamžiku smrti.</text:span> Je na něm, jestli si s tebou bude chtít povídat.</text:p>
      <text:h text:style-name="Heading_20_4" text:outline-level="4">Návod na lektvar lásky</text:h>
      <text:p text:style-name="P44">Při výrobě je třeba přimíchat slzy toho, do koho se má zamilovat ten, kdo lektvar vypije.</text:p>
      <text:p text:style-name="Example"><text:soft-page-break/><text:span text:style-name="T146">L</text:span>ektvar opravdu funguje, ale jen do nejbližšího úplňku. <text:span text:style-name="T81">D</text:span><text:span text:style-name="T83">otyčný</text:span><text:span text:style-name="T82"> se pak začne opět chovat podle toho, co skutečně cítí </text:span><text:span text:style-name="T83">k tomu, z jehož slz je lektvar vyroben</text:span><text:span text:style-name="T82">.</text:span></text:p>
      <text:p text:style-name="P67"><text:span text:style-name="T82">/</text:span><text:span text:style-name="T80">* </text:span><text:span text:style-name="T82">N</text:span><text:span text:style-name="T80">ebo to dokonce omezit jen na klasických několik minut. </text:span><text:span text:style-name="T84">Není to moc, ale je to dost na to, aby to šlo herně využít.</text:span><text:span text:style-name="T80"> */</text:span></text:p>
      <text:h text:style-name="Heading_20_4" text:outline-level="4">Lektvar nenápadnosti</text:h>
      <text:p text:style-name="P71"><text:span text:style-name="T140">Jako </text:span><text:span text:style-name="T114">plášť nenápadnosti</text:span><text:span text:style-name="T140">, ale jen na několik minut.</text:span></text:p>
      <text:p text:style-name="P72"><text:span text:style-name="T53">Po dobu působení se</text:span><text:span text:style-name="T174"> všem bude zdát, že tam, kde jsi, přirozeně patříš.</text:span></text:p>
      <text:h text:style-name="Heading_20_4" text:outline-level="4"><text:span text:style-name="T187">+B</text:span>ronzová koňská hlava</text:h>
      <text:p text:style-name="P82">Bronzová hlava koně velká asi jako dlaň. Dokud se jí dotýkáš, bude tě poslouchat <text:span text:style-name="T186">neúnavný</text:span> nemrtvý kůň, se kterým je magicky spojena.</text:p>
      <text:h text:style-name="P218" text:outline-level="2">Třináctá šachta štříbrných dolů</text:h>
      <text:h text:style-name="Heading_20_4" text:outline-level="4"><text:span text:style-name="T189">+</text:span>Štít děsu</text:h>
      <text:p text:style-name="P20">Bronzový štít <text:span text:style-name="T144">s reliéfem vousaté tváře se zavřenýma očima</text:span></text:p>
      <text:p text:style-name="P39">Pronesením jména „Garhaz“ se oči na štítu otevřou. První, kdo do nich pohlédne, na několik minut propadne panickému strachu. Znovu je možné štít aktivovat, až stávající strach pomine.</text:p>
      <text:p text:style-name="P22">Strach je <text:span text:style-name="T189">možné</text:span> překonat, dotyčný <text:span text:style-name="T141">pak proti tobě bude mít</text:span> nevýhodu.</text:p>
      <text:p text:style-name="P39">„<text:span text:style-name="T143">Slabší povahy rovnou utečou, silnější mohou strach překonat.“</text:span></text:p>
      <text:p text:style-name="P39">- <text:span text:style-name="T142">Je možné vyděsit jen jen jednu osobu najednou.</text:span></text:p>
      <text:h text:style-name="Heading_20_4" text:outline-level="4"><text:soft-page-break/>Chaotitový orb</text:h>
      <text:p text:style-name="P40"><text:span text:style-name="T145">Když ho držíš, máš výhodu ke všem hodům na seslání. </text:span><text:span text:style-name="T33">K</text:span><text:span text:style-name="T34">romě toho máš</text:span><text:span text:style-name="T145"> </text:span><text:span text:style-name="T115">divný pocit</text:span><text:span text:style-name="T145">.</text:span></text:p>
      <text:p text:style-name="Example">Každý týden strávený v jeho přítomnosti je šance 1 ze 6 na nějakou mutaci (když padne 1, hoď znovu, o kterou mutaci se jedná):</text:p>
      <text:list xml:id="list1536775873" text:style-name="L23">
        <text:list-item>
          <text:p text:style-name="P222">Na jedné z končetin ti vyroste šestý prst</text:p>
        </text:list-item>
        <text:list-item>
          <text:p text:style-name="P222">Vyroste ti třetí oko</text:p>
        </text:list-item>
        <text:list-item>
          <text:p text:style-name="P222">Na zádech ti vyrostou pahýly nefunkčních křídel</text:p>
        </text:list-item>
        <text:list-item>
          <text:p text:style-name="P222">Přijdeš o veškeré tělesné ochlupení</text:p>
        </text:list-item>
        <text:list-item>
          <text:p text:style-name="P222">Začneš celý slabě zeleně zářit stejně jako orb</text:p>
        </text:list-item>
        <text:list-item>
          <text:p text:style-name="P222">V břiše ti začne růst démon a bude se snažit prokousat se ven</text:p>
        </text:list-item>
      </text:list>
      <text:h text:style-name="P217" text:outline-level="2"><text:span text:style-name="T87">W</text:span><text:span text:style-name="T88">halenova krvavá vila</text:span></text:h>
      <text:p text:style-name="Text_20_body">P<text:span text:style-name="T147">rokletý ubrus (asi nedělat kartu. I když)</text:span></text:p>
      <text:h text:style-name="Heading_20_4" text:outline-level="4">Lektvar charismatu</text:h>
      <text:p text:style-name="P69"><text:span text:style-name="T75">T</text:span><text:span text:style-name="T71">rvání:</text:span><text:span text:style-name="T3"> několik minut</text:span></text:p>
      <text:p text:style-name="P70"><text:span text:style-name="T51">P</text:span><text:span text:style-name="T52">o dobu trvání</text:span><text:span text:style-name="T173"> budeš přirozeným středem pozornosti a všichni </text:span><text:span text:style-name="T52">ti budou</text:span><text:span text:style-name="T173"> hltat každé slovo z úst.</text:span></text:p>
      <text:h text:style-name="Heading_20_4" text:outline-level="4">Lektvar čtení myšlenek</text:h>
      <text:p text:style-name="P68"><text:span text:style-name="T75">T</text:span><text:span text:style-name="T71">rvání:</text:span><text:span text:style-name="T3"> několik minut</text:span></text:p>
      <text:p text:style-name="P41"><text:span text:style-name="T49">Po d</text:span><text:span text:style-name="T50">obu trvání</text:span><text:span text:style-name="T172"> můžeš </text:span><text:span text:style-name="T35">t</text:span><text:span text:style-name="T49">vorům</text:span><text:span text:style-name="T147">, kterým se díváš do očí, </text:span><text:span text:style-name="T35">číst vědomé, slovně formulované myšlenky.</text:span></text:p>
      <text:h text:style-name="P219" text:outline-level="2"><text:soft-page-break/>T<text:span text:style-name="T148">rpasličí hrobka</text:span></text:h>
      <text:h text:style-name="Heading_20_4" text:outline-level="4"><text:span text:style-name="T171">+</text:span>Nápoj z krve <text:span text:style-name="T149">zlobra</text:span></text:h>
      <text:p text:style-name="P66"><text:span text:style-name="T46">J</text:span><text:span text:style-name="T47">ed</text:span><text:span text:style-name="T48">iný</text:span><text:span text:style-name="T47"> lok</text:span><text:span text:style-name="T170"> tě nasytí na celý den. Ze zbytku se nápoj do dalšího dne doplní.</text:span></text:p>
      <text:h text:style-name="P231" text:outline-level="4">+Lovec démonů</text:h>
      <text:p text:style-name="P42">Mocný artefakt pro boj s démony – co umí?</text:p>
      <text:p text:style-name="P42">+1 zrnění proti démonům.</text:p>
      <text:p text:style-name="P46"><text:span text:style-name="T36">D</text:span><text:span text:style-name="T45">okud zůstane zaseknutá v démonově těle, znemožní mu se znovu zhmotnit</text:span><text:span text:style-name="T168">.</text:span></text:p>
      <text:p text:style-name="P43">/<text:span text:style-name="T151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220" text:outline-level="2">Z<text:span text:style-name="T150">iggurat</text:span></text:h>
      <text:h text:style-name="Heading_20_4" text:outline-level="4"><text:span text:style-name="T169">+</text:span>Roh <text:span text:style-name="T167">z</text:span> jednorožce</text:h>
      <text:p text:style-name="P49">TODO: Co se z něj dá vyrobit?</text:p>
      <text:p text:style-name="P49">- <text:span text:style-name="T152">purification properties. Virnigity.</text:span></text:p>
      <text:p text:style-name="P50">Z rohu se dá vyrobit celkem <text:span text:style-name="T153">5</text:span> dávek prachu</text:p>
      <text:list xml:id="list4244127993" text:style-name="L24">
        <text:list-item>
          <text:p text:style-name="P207">Prach z rohu jednorožce je universal antidote – <text:span text:style-name="T152">léčí všechny jedy a nemoci.</text:span></text:p>
        </text:list-item>
        <text:list-item>
          <text:p text:style-name="P208">Dá se z něj taky vyrobit nápoj lásky s trvalým účinkem.</text:p>
        </text:list-item>
      </text:list>
      <text:p text:style-name="P51"><text:soft-page-break/>Místo tří dávek prachu se dá vyrobit amulet, který chrání před jedy a nemocemi (dává imunitu).</text:p>
      <text:p text:style-name="P52">Dá se z něj taky vyrobit žezlo (typicky královské) nebo jílec meče. To nemá žádné zvláštní vlastnosti, je to jen status symbol.</text:p>
      <text:h text:style-name="Heading_20_4" text:outline-level="4"><text:span text:style-name="T165">+</text:span>Trn<text:span text:style-name="T166">ov</text:span>á koruna</text:h>
      <text:p text:style-name="P62"><text:span text:style-name="T37">K</text:span><text:span text:style-name="T44">dyž máš na hlavě tuto korunu, znáš směr</text:span><text:span text:style-name="T164"> k nejbližšímu silnému místu moci.</text:span></text:p>
      <text:p text:style-name="P63"><text:span text:style-name="T116">Dlouhodobé používání může mít nepředvídatelné </text:span><text:span text:style-name="T73">ú</text:span><text:span text:style-name="T74">činky</text:span><text:span text:style-name="T116">.</text:span></text:p>
      <text:p text:style-name="Example">Není-li nositelem vyvolený, koruna způsobuje trvalé fyzické následky: vysychání a šupinatění kůže, poté celkové fyzické oslabení (klesání Fyzičky).</text:p>
      <text:p text:style-name="P65">/* Nejbližším místem magické moci je asi dračí kostra.</text:p>
      <text:p text:style-name="P64">*/</text:p>
      <text:h text:style-name="P232" text:outline-level="4"><text:span text:style-name="T163">+</text:span>Ovládací kameny</text:h>
      <text:p text:style-name="P61"><text:span text:style-name="T42">K</text:span><text:span text:style-name="T43">dyž držíš jeden z těchto dvou</text:span> <text:span text:style-name="T162">očarovaných chrysoprasů, tvor, který se dotýká druhého z nich, musí poslouchat tvoje slovní příkazy. Ovládat je takto možné pouze živé tvory, kteří nemají duši: zvířata, hmyz a podobně.</text:span></text:p>
      <text:p text:style-name="P45">/<text:span text:style-name="T161">* Jak to ovládání probíhá? Přes slovní příkazy? Telepaticky?</text:span></text:p>
      <text:p text:style-name="P45">- <text:span text:style-name="T161">asi slovně */</text:span></text:p>
      <text:p text:style-name="P45"/>
      <text:p text:style-name="P76">TODO:</text:p>
      <text:p text:style-name="P21">Svitky (asi taky bez karet. <text:span text:style-name="T178">Možná „mluv s mrtvým“, to není kouzlo z pravidel</text:span>):</text:p>
      <text:p text:style-name="P76"><text:soft-page-break/>-lazebník</text:p>
      <text:p text:style-name="P76">-fialový blesk</text:p>
      <text:p text:style-name="P76">-pamatuj</text:p>
      <text:p text:style-name="P76"><text:span text:style-name="T181">+</text:span>mluv s mrtvým</text:p>
      <text:p text:style-name="P76"/>
      <text:p text:style-name="P76"/>
      <text:p text:style-name="P21">Alchymistické hračky (na to asi karty dělat nemusim):</text:p>
      <text:p text:style-name="P76">-dýmovnice</text:p>
      <text:p text:style-name="P76">-výbušný projektil</text:p>
      <text:p text:style-name="P76">-zápalný projektil</text:p>
      <text:p text:style-name="P76">-petarda</text:p>
      <text:p text:style-name="P76">-ohnivá hlína</text:p>
      <text:p text:style-name="P76">-bomba</text:p>
      <text:p text:style-name="P76"/>
      <text:p text:style-name="P21">Magické suroviny:</text:p>
      <text:p text:style-name="P76">+Roh z jednorožce</text:p>
      <text:p text:style-name="P76"/>
      <text:p text:style-name="P76"/>
      <text:p text:style-name="P83"><text:span text:style-name="T117">Trvalé </text:span><text:span text:style-name="T77">p</text:span><text:span text:style-name="T78">ředměty</text:span><text:span text:style-name="T117">:</text:span></text:p>
      <text:p text:style-name="P76"><text:span text:style-name="T182">+P</text:span>lášť neviditelnosti</text:p>
      <text:p text:style-name="P76"><text:soft-page-break/><text:span text:style-name="T183">+B</text:span>ezhlučný <text:span text:style-name="T183">dlouhý</text:span> luk</text:p>
      <text:p text:style-name="P76"><text:span text:style-name="T185">+</text:span>Mrazivá hůlka</text:p>
      <text:p text:style-name="P76"><text:span text:style-name="T185">+</text:span>Hůlka magických střel</text:p>
      <text:p text:style-name="P76"><text:span text:style-name="T191">+</text:span>Ještěří amulet</text:p>
      <text:p text:style-name="P76"><text:span text:style-name="T187">+</text:span>Bronzová koňská hlava</text:p>
      <text:p text:style-name="P76"><text:span text:style-name="T188">+</text:span>Štít děsu</text:p>
      <text:p text:style-name="P76">+Nápoj z krve zlobra</text:p>
      <text:p text:style-name="P76">+Lovec démonů</text:p>
      <text:p text:style-name="P76">+Trnová koruna</text:p>
      <text:p text:style-name="P76">+Ovládací kameny</text:p>
      <text:p text:style-name="P77"><text:span text:style-name="T59">+</text:span><text:span text:style-name="T3">O</text:span><text:span text:style-name="T60">rb magické síly</text:span></text:p>
      <text:p text:style-name="P84"><text:span text:style-name="T62">+</text:span><text:span text:style-name="T61">D</text:span><text:span text:style-name="T192">ýka paralýzy</text:span></text:p>
      <text:p text:style-name="P85">+Prokletá dýka paralýzy</text:p>
      <text:p text:style-name="P78"><text:span text:style-name="T193">+</text:span>Kouzelný ubrus</text:p>
      <text:p text:style-name="P78"><text:span text:style-name="T193">+</text:span>Prokletý ubrus</text:p>
      <text:h text:style-name="P228" text:outline-level="1">N<text:span text:style-name="T194">abídka obchodníků</text:span></text:h>
      <text:h text:style-name="Heading_20_3" text:outline-level="3"><text:span text:style-name="T146">Kuzal‘</text:span><text:span text:style-name="T98">k’tak</text:span></text:h>
      <text:list xml:id="list3880596719" text:style-name="L25">
        <text:list-item>
          <text:p text:style-name="P209">Prsten uhranutí <text:span text:style-name="T209">(</text:span>20 zl<text:span text:style-name="T209">)</text:span></text:p>
        </text:list-item>
        <text:list-item>
          <text:p text:style-name="P209">Maska mnoha podob <text:span text:style-name="T209">(8</text:span>0 zl<text:span text:style-name="T209">)</text:span>?</text:p>
        </text:list-item>
        <text:list-item>
          <text:p text:style-name="P209">Sedmimílové boty <text:span text:style-name="T209">(9</text:span>0 zl<text:span text:style-name="T209">)</text:span></text:p>
        </text:list-item>
        <text:list-item>
          <text:p text:style-name="P209">Hůlka temnoty <text:span text:style-name="T209">(4</text:span>0 zl<text:span text:style-name="T209">)</text:span></text:p>
        </text:list-item>
        <text:list-item>
          <text:p text:style-name="P210">Amulet vodního dechu <text:span text:style-name="T209">(</text:span>25 zl<text:span text:style-name="T209">)</text:span></text:p>
        </text:list-item>
        <text:list-item>
          <text:p text:style-name="P211">Elfí boty (25 zl)</text:p>
        </text:list-item>
        <text:list-item>
          <text:p text:style-name="P212">Kouzelná zápalka (10 zl)</text:p>
        </text:list-item>
        <text:list-item>
          <text:p text:style-name="P213">Torna beztíže (60 zl)</text:p>
        </text:list-item>
      </text:list>
      <text:h text:style-name="Heading_20_3" text:outline-level="3">Trpaslická karavana</text:h>
      <text:list xml:id="list175545778803777" text:continue-list="list383339317" text:style-name="L22">
        <text:list-item>
          <text:p text:style-name="P193"><text:span text:style-name="T110">lektvar ohnivého dechu</text:span><text:span text:style-name="T120"> (2 zl)</text:span></text:p>
        </text:list-item>
        <text:list-item>
          <text:p text:style-name="P195">2x <text:span text:style-name="T109">léčivý lektvar</text:span> (<text:span text:style-name="T121">po </text:span>2 zl)</text:p>
        </text:list-item>
        <text:list-item>
          <text:p text:style-name="P197">2x <text:span text:style-name="T109">dýmovnice</text:span> (po 2 zl)</text:p>
        </text:list-item>
        <text:list-item>
          <text:p text:style-name="P199">6x <text:span text:style-name="T109">výbušný projektil</text:span> (po 2 zl)</text:p>
        </text:list-item>
        <text:list-item>
          <text:p text:style-name="P201">2<text:span text:style-name="T122">x</text:span> <text:span text:style-name="T109">zápalný projektil</text:span> (po 2 zl<text:span text:style-name="T176">)</text:span></text:p>
        </text:list-item>
        <text:list-item>
          <text:p text:style-name="P203">2x <text:span text:style-name="T109">petarda</text:span> (po 2 zl)</text:p>
        </text:list-item>
        <text:list-item>
          <text:p text:style-name="P205">2x <text:span text:style-name="T109">ohnivá hlína</text:span> (po 6 zl)</text:p>
        </text:list-item>
        <text:list-item>
          <text:p text:style-name="P205"><text:soft-page-break/>1x <text:span text:style-name="T109">bomba</text:span> (12 zl)</text:p>
        </text:list-item>
      </text:list>
      <text:h text:style-name="P229" text:outline-level="1">Příjmy</text:h>
      <text:h text:style-name="Heading_20_3" text:outline-level="3">Odměny</text:h>
      <text:p text:style-name="P86">• odměna za dopadení Stína – 10 zl</text:p>
      <text:p text:style-name="P86">• Kuzal‘k’tak chce odstranit kněze Mariuse. Nabízí 20 zl</text:p>
      <text:p text:style-name="P86">• odměna za vyčištění dolu: 2,3 zl od Dima Tratase, 25 zl od knížete</text:p>
      <text:p text:style-name="P86">• Filipa Arra nabízí 50 zl za likvidaci Smaragdového divadla</text:p>
      <text:p text:style-name="P86">• Likvidace obřího mluvícího pavouka (zadává starosta ve Wedelu): 25 zl</text:p>
      <text:p text:style-name="P86">Celkem: 132,3 zl</text:p>
      <text:h text:style-name="Heading_20_3" text:outline-level="3">Loot</text:h>
      <text:p text:style-name="P86">• Naloupené šperky v pokoji Filipy Arry: 75 zl</text:p>
      <text:p text:style-name="P89"><text:span text:style-name="T195">• Kapesné mrtvol v doupěti obřího pavouka: </text:span><text:span text:style-name="T127">13 zl, 7 st, </text:span><text:span text:style-name="T64">l</text:span><text:span text:style-name="T65">oot</text:span><text:span text:style-name="T128"> za </text:span><text:span text:style-name="T64">2</text:span><text:span text:style-name="T129">3</text:span><text:span text:style-name="T128"> zl</text:span></text:p>
      <text:p text:style-name="P103"><text:span text:style-name="T195">• Mrtvý pirát: Hrst polodrahokamů: </text:span><text:span text:style-name="T69">6 zl, 6</text:span><text:span text:style-name="T195"> st</text:span></text:p>
      <text:p text:style-name="P92">• Korunka jedovaté žáby (5 zl)</text:p>
      <text:p text:style-name="P104">Kouzelnická věž</text:p>
      <text:p text:style-name="P93">• <text:span text:style-name="T198">Truhlice alchymisty Egila (2 zl, 65 st, 15 mk)</text:span></text:p>
      <text:p text:style-name="P93">• <text:span text:style-name="T198">Tajná schránka v dřevěném trůnu: 12 opálů (12 zl), 14 zl</text:span></text:p>
      <text:p text:style-name="P105">Haydenská tvrz</text:p>
      <text:p text:style-name="P94"><text:soft-page-break/>• <text:span text:style-name="T199">Byliny – pro alchymistu hodnota 30 zl?</text:span></text:p>
      <text:p text:style-name="P95">• <text:span text:style-name="T200">Truhlice: 14 zl, 98 st, 39 mk, stříbrná korunka (2 zl)</text:span></text:p>
      <text:p text:style-name="P113">Důl</text:p>
      <text:p text:style-name="P96">• <text:span text:style-name="T201">hnízdo gobliní holčičky: 4 zl, 12 st, drobné šperky (za 12 zl)</text:span></text:p>
      <text:p text:style-name="P106">Vila</text:p>
      <text:p text:style-name="P106"><text:span text:style-name="T197">• </text:span>Pokoj služebnictva: 12 st, 30 mk</text:p>
      <text:p text:style-name="P97">• <text:span text:style-name="T202">Truhlice v šatníku: 16 zl, 63 st, šperky (? zl, řádově 10)</text:span></text:p>
      <text:p text:style-name="P107">Trpaslická hrobka</text:p>
      <text:p text:style-name="P98">• <text:span text:style-name="T203">tři truhlice: 6 zl, 85 st, 123 mk</text:span></text:p>
      <text:p text:style-name="P99">• <text:span text:style-name="T204">4 kanopy: 4 x 5 zl</text:span></text:p>
      <text:p text:style-name="P108">Ziggurat</text:p>
      <text:p text:style-name="P108"><text:span text:style-name="T197">• </text:span>Vaky a sudy s vybavením a cennostmi: 4 zl, 12 st, 23 mk, klenoty a cennosti: 10 zl</text:p>
      <text:p text:style-name="P100">• <text:span text:style-name="T205">Vejce zeleného draka: 50 magů, ideálně vzácná surovina (něco s jedem, je to zelený drak)</text:span></text:p>
      <text:p text:style-name="P101">• <text:span text:style-name="T206">Mrtvý templář: 20 zl</text:span></text:p>
      <text:p text:style-name="P102">• <text:span text:style-name="T207">Místnost 12: 3 zl, trollí srdce (20 zl), roh jednorožce (100 zl)</text:span></text:p>
      <text:p text:style-name="P109">Celkem řádově 294 zl</text:p>
      <text:h text:style-name="Heading_20_2" text:outline-level="2">Rozpočet</text:h>
      <text:p text:style-name="P110">Vydělat se dá řádově 420 zl</text:p>
      <text:p text:style-name="P111"><text:soft-page-break/>Výdaje:</text:p>
      <text:p text:style-name="P111">20 zl za přestup na 2. úroveň</text:p>
      <text:p text:style-name="P111">30 zl za přestup na 3. úroveň</text:p>
      <text:p text:style-name="P111">40 zl za přestup na 4. úroveň</text:p>
      <text:p text:style-name="P112"><text:span text:style-name="T70">5</text:span><text:span text:style-name="T208">0 zl za přestup na </text:span><text:span text:style-name="T70">5</text:span><text:span text:style-name="T208">. úrove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2-23T17:55:43.707000000</dc:date>
    <meta:print-date>2113-01-01T00:00:00</meta:print-date>
    <meta:editing-cycles>22157</meta:editing-cycles>
    <meta:editing-duration>P65DT18H32M56S</meta:editing-duration>
    <meta:generator>LibreOffice/6.0.5.2$Windows_X86_64 LibreOffice_project/54c8cbb85f300ac59db32fe8a675ff7683cd5a16</meta:generator>
    <meta:document-statistic meta:table-count="0" meta:image-count="0" meta:object-count="0" meta:page-count="26" meta:paragraph-count="357" meta:word-count="2819" meta:character-count="15889" meta:non-whitespace-character-count="13509"/>
  </office:meta>
</office:document-meta>
</file>